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Verdana" svg:font-family="Verdana" style:font-family-generic="swis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Verdana1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8pt" officeooo:rsid="0015ad8b" officeooo:paragraph-rsid="00179afb" style:font-size-asian="8pt" style:font-size-complex="8pt"/>
    </style:style>
    <style:style style:name="P2" style:family="paragraph" style:parent-style-name="Standard">
      <style:text-properties style:font-name="Courier 10 Pitch" fo:font-size="8pt" officeooo:rsid="0018f480" officeooo:paragraph-rsid="001ea5a0" style:font-size-asian="8pt" style:font-size-complex="8pt"/>
    </style:style>
    <style:style style:name="P3" style:family="paragraph" style:parent-style-name="Standard">
      <style:text-properties style:font-name="Courier 10 Pitch" fo:font-size="8pt" officeooo:rsid="001fdf94" officeooo:paragraph-rsid="00217e0e" style:font-size-asian="8pt" style:font-size-complex="8pt"/>
    </style:style>
    <style:style style:name="P4" style:family="paragraph" style:parent-style-name="Standard">
      <style:text-properties style:font-name="Courier 10 Pitch" fo:font-size="8pt" officeooo:rsid="001fdf94" officeooo:paragraph-rsid="0028dc0f" style:font-size-asian="8pt" style:font-size-complex="8pt"/>
    </style:style>
    <style:style style:name="P5" style:family="paragraph" style:parent-style-name="Standard">
      <style:text-properties style:font-name="Courier 10 Pitch" fo:font-size="8pt" officeooo:rsid="001fdf94" officeooo:paragraph-rsid="002b4fdc" style:font-size-asian="8pt" style:font-size-complex="8pt"/>
    </style:style>
    <style:style style:name="P6" style:family="paragraph" style:parent-style-name="Standard">
      <style:text-properties style:font-name="Courier 10 Pitch" fo:font-size="8pt" officeooo:rsid="002d2d9e" officeooo:paragraph-rsid="002d2d9e" style:font-size-asian="8pt" style:font-size-complex="8pt"/>
    </style:style>
    <style:style style:name="P7" style:family="paragraph" style:parent-style-name="Standard">
      <style:text-properties style:font-name="Courier 10 Pitch" fo:font-size="8pt" officeooo:rsid="002d2d9e" officeooo:paragraph-rsid="002ea2dc" style:font-size-asian="8pt" style:font-size-complex="8pt"/>
    </style:style>
    <style:style style:name="P8" style:family="paragraph" style:parent-style-name="Standard">
      <style:text-properties style:font-name="Courier 10 Pitch" fo:font-size="8pt" officeooo:rsid="0038e99a" officeooo:paragraph-rsid="0038e99a" style:font-size-asian="8pt" style:font-size-complex="8pt"/>
    </style:style>
    <style:style style:name="P9" style:family="paragraph" style:parent-style-name="Standard">
      <style:text-properties style:font-name="Courier 10 Pitch" fo:font-size="8pt" officeooo:rsid="003c6282" officeooo:paragraph-rsid="003c6282" style:font-size-asian="8pt" style:font-size-complex="8pt"/>
    </style:style>
    <style:style style:name="P10" style:family="paragraph" style:parent-style-name="Standard">
      <style:text-properties style:font-name="Courier 10 Pitch" fo:font-size="8pt" officeooo:rsid="003de636" officeooo:paragraph-rsid="003de636" style:font-size-asian="8pt" style:font-size-complex="8pt"/>
    </style:style>
    <style:style style:name="P11" style:family="paragraph" style:parent-style-name="Standard">
      <style:text-properties style:font-name="Courier 10 Pitch" fo:font-size="8pt" officeooo:rsid="003f7017" officeooo:paragraph-rsid="003f7017" style:font-size-asian="8pt" style:font-size-complex="8pt"/>
    </style:style>
    <style:style style:name="P12" style:family="paragraph" style:parent-style-name="Standard">
      <style:text-properties style:font-name="Courier 10 Pitch" fo:font-size="8pt" officeooo:rsid="004238a6" officeooo:paragraph-rsid="004238a6" style:font-size-asian="8pt" style:font-size-complex="8pt"/>
    </style:style>
    <style:style style:name="P13" style:family="paragraph" style:parent-style-name="Standard">
      <style:text-properties style:font-name="Courier 10 Pitch" fo:font-size="8pt" officeooo:rsid="004238a6" officeooo:paragraph-rsid="004838a2" style:font-size-asian="8pt" style:font-size-complex="8pt"/>
    </style:style>
    <style:style style:name="P14" style:family="paragraph" style:parent-style-name="Standard">
      <style:text-properties style:font-name="Courier 10 Pitch" fo:font-size="8pt" officeooo:rsid="0044273e" officeooo:paragraph-rsid="004838a2" style:font-size-asian="8pt" style:font-size-complex="8pt"/>
    </style:style>
    <style:style style:name="P15" style:family="paragraph" style:parent-style-name="Standard">
      <style:text-properties style:font-name="Courier 10 Pitch" fo:font-size="8pt" officeooo:rsid="00558b5a" officeooo:paragraph-rsid="00558b5a" style:font-size-asian="8pt" style:font-size-complex="8pt"/>
    </style:style>
    <style:style style:name="P16" style:family="paragraph" style:parent-style-name="Standard">
      <style:text-properties style:font-name="Courier 10 Pitch" fo:font-size="8pt" officeooo:rsid="00558b5a" officeooo:paragraph-rsid="0055989f" style:font-size-asian="8pt" style:font-size-complex="8pt"/>
    </style:style>
    <style:style style:name="P17" style:family="paragraph" style:parent-style-name="Standard">
      <style:text-properties fo:font-size="8pt" officeooo:rsid="00147c7e" officeooo:paragraph-rsid="00147c7e" style:font-size-asian="8pt" style:font-size-complex="8pt"/>
    </style:style>
    <style:style style:name="P18" style:family="paragraph" style:parent-style-name="Standard">
      <style:text-properties fo:font-size="8pt" officeooo:rsid="00147c7e" officeooo:paragraph-rsid="001a2f80" style:font-size-asian="8pt" style:font-size-complex="8pt"/>
    </style:style>
    <style:style style:name="P19" style:family="paragraph" style:parent-style-name="Standard">
      <style:text-properties fo:font-size="8pt" officeooo:rsid="0015ad8b" officeooo:paragraph-rsid="0015ad8b" style:font-size-asian="8pt" style:font-size-complex="8pt"/>
    </style:style>
    <style:style style:name="P20" style:family="paragraph" style:parent-style-name="Standard">
      <style:text-properties fo:font-size="8pt" officeooo:rsid="00168a1d" officeooo:paragraph-rsid="00168a1d" style:font-size-asian="8pt" style:font-size-complex="8pt"/>
    </style:style>
    <style:style style:name="P21" style:family="paragraph" style:parent-style-name="Standard">
      <style:text-properties fo:font-size="8pt" officeooo:rsid="001769d0" officeooo:paragraph-rsid="001769d0" style:font-size-asian="8pt" style:font-size-complex="8pt"/>
    </style:style>
    <style:style style:name="P22" style:family="paragraph" style:parent-style-name="Standard">
      <style:text-properties fo:font-size="8pt" officeooo:rsid="00179afb" officeooo:paragraph-rsid="00179afb" style:font-size-asian="8pt" style:font-size-complex="8pt"/>
    </style:style>
    <style:style style:name="P23" style:family="paragraph" style:parent-style-name="Standard">
      <style:text-properties fo:font-size="8pt" officeooo:rsid="001a2f80" officeooo:paragraph-rsid="001a2f80" style:font-size-asian="8pt" style:font-size-complex="8pt"/>
    </style:style>
    <style:style style:name="P24" style:family="paragraph" style:parent-style-name="Standard">
      <style:text-properties fo:font-size="8pt" officeooo:rsid="001cc09e" officeooo:paragraph-rsid="001cc09e" style:font-size-asian="8pt" style:font-size-complex="8pt"/>
    </style:style>
    <style:style style:name="P25" style:family="paragraph" style:parent-style-name="Standard">
      <style:text-properties fo:font-size="8pt" officeooo:rsid="00217e0e" officeooo:paragraph-rsid="00217e0e" style:font-size-asian="8pt" style:font-size-complex="8pt"/>
    </style:style>
    <style:style style:name="P26" style:family="paragraph" style:parent-style-name="Standard">
      <style:text-properties fo:font-size="8pt" officeooo:rsid="00217e0e" officeooo:paragraph-rsid="002b4fdc" style:font-size-asian="8pt" style:font-size-complex="8pt"/>
    </style:style>
    <style:style style:name="P27" style:family="paragraph" style:parent-style-name="Standard">
      <style:text-properties style:font-name="Verdana1" fo:font-size="8pt" officeooo:rsid="00179afb" officeooo:paragraph-rsid="00179afb" style:font-size-asian="8pt" style:font-size-complex="8pt"/>
    </style:style>
    <style:style style:name="P28" style:family="paragraph" style:parent-style-name="Standard">
      <style:text-properties style:font-name="Verdana1" fo:font-size="8pt" officeooo:rsid="0018f480" officeooo:paragraph-rsid="0018f480" style:font-size-asian="8pt" style:font-size-complex="8pt"/>
    </style:style>
    <style:style style:name="P29" style:family="paragraph" style:parent-style-name="Standard">
      <style:text-properties style:font-name="Verdana1" fo:font-size="8pt" officeooo:rsid="001a0e78" officeooo:paragraph-rsid="001a0e78" style:font-size-asian="8pt" style:font-size-complex="8pt"/>
    </style:style>
    <style:style style:name="P30" style:family="paragraph" style:parent-style-name="Standard">
      <style:text-properties style:font-name="Verdana1" fo:font-size="8pt" officeooo:rsid="001d420c" officeooo:paragraph-rsid="001d420c" style:font-size-asian="8pt" style:font-size-complex="8pt"/>
    </style:style>
    <style:style style:name="P31" style:family="paragraph" style:parent-style-name="Standard">
      <style:text-properties style:font-name="Verdana1" fo:font-size="8pt" officeooo:rsid="0022a346" officeooo:paragraph-rsid="0022a346" style:font-size-asian="8pt" style:font-size-complex="8pt"/>
    </style:style>
    <style:style style:name="P32" style:family="paragraph" style:parent-style-name="Standard">
      <style:text-properties style:font-name="Verdana1" fo:font-size="8pt" officeooo:rsid="00265e77" officeooo:paragraph-rsid="00265e77" style:font-size-asian="8pt" style:font-size-complex="8pt"/>
    </style:style>
    <style:style style:name="P33" style:family="paragraph" style:parent-style-name="Standard">
      <style:text-properties style:font-name="Verdana1" fo:font-size="8pt" officeooo:rsid="0028dc0f" officeooo:paragraph-rsid="0028dc0f" style:font-size-asian="8pt" style:font-size-complex="8pt"/>
    </style:style>
    <style:style style:name="P34" style:family="paragraph" style:parent-style-name="Standard">
      <style:text-properties style:font-name="Verdana1" fo:font-size="8pt" officeooo:rsid="002b6b01" officeooo:paragraph-rsid="002b6b01" style:font-size-asian="8pt" style:font-size-complex="8pt"/>
    </style:style>
    <style:style style:name="P35" style:family="paragraph" style:parent-style-name="Standard">
      <style:text-properties style:font-name="Verdana1" fo:font-size="8pt" officeooo:rsid="002d2d9e" officeooo:paragraph-rsid="002d2d9e" style:font-size-asian="8pt" style:font-size-complex="8pt"/>
    </style:style>
    <style:style style:name="P36" style:family="paragraph" style:parent-style-name="Standard">
      <style:text-properties style:font-name="Verdana1" fo:font-size="8pt" officeooo:rsid="002defa6" officeooo:paragraph-rsid="002defa6" style:font-size-asian="8pt" style:font-size-complex="8pt"/>
    </style:style>
    <style:style style:name="P37" style:family="paragraph" style:parent-style-name="Standard">
      <style:text-properties style:font-name="Verdana1" fo:font-size="8pt" officeooo:rsid="002ea2dc" officeooo:paragraph-rsid="002ea2dc" style:font-size-asian="8pt" style:font-size-complex="8pt"/>
    </style:style>
    <style:style style:name="P38" style:family="paragraph" style:parent-style-name="Standard">
      <style:text-properties style:font-name="Verdana1" fo:font-size="8pt" officeooo:rsid="0033183a" officeooo:paragraph-rsid="0033183a" style:font-size-asian="8pt" style:font-size-complex="8pt"/>
    </style:style>
    <style:style style:name="P39" style:family="paragraph" style:parent-style-name="Standard">
      <style:text-properties style:font-name="Verdana1" fo:font-size="8pt" officeooo:rsid="0038e99a" officeooo:paragraph-rsid="0038e99a" style:font-size-asian="8pt" style:font-size-complex="8pt"/>
    </style:style>
    <style:style style:name="P40" style:family="paragraph" style:parent-style-name="Standard">
      <style:text-properties style:font-name="Verdana1" fo:font-size="8pt" officeooo:rsid="003c7300" officeooo:paragraph-rsid="003c7300" style:font-size-asian="8pt" style:font-size-complex="8pt"/>
    </style:style>
    <style:style style:name="P41" style:family="paragraph" style:parent-style-name="Standard">
      <style:text-properties style:font-name="Verdana1" fo:font-size="8pt" officeooo:rsid="003c80f4" officeooo:paragraph-rsid="003c80f4" style:font-size-asian="8pt" style:font-size-complex="8pt"/>
    </style:style>
    <style:style style:name="P42" style:family="paragraph" style:parent-style-name="Standard">
      <style:text-properties style:font-name="Verdana1" fo:font-size="8pt" officeooo:rsid="003de636" officeooo:paragraph-rsid="003de636" style:font-size-asian="8pt" style:font-size-complex="8pt"/>
    </style:style>
    <style:style style:name="P43" style:family="paragraph" style:parent-style-name="Standard">
      <style:text-properties style:font-name="Verdana1" fo:font-size="8pt" officeooo:rsid="003dfc99" officeooo:paragraph-rsid="003dfc99" style:font-size-asian="8pt" style:font-size-complex="8pt"/>
    </style:style>
    <style:style style:name="P44" style:family="paragraph" style:parent-style-name="Standard">
      <style:text-properties style:font-name="Verdana1" fo:font-size="8pt" officeooo:rsid="003faf81" officeooo:paragraph-rsid="003faf81" style:font-size-asian="8pt" style:font-size-complex="8pt"/>
    </style:style>
    <style:style style:name="P45" style:family="paragraph" style:parent-style-name="Standard">
      <style:text-properties style:font-name="Verdana1" fo:font-size="8pt" officeooo:rsid="003eb92f" officeooo:paragraph-rsid="003eb92f" style:font-size-asian="8pt" style:font-size-complex="8pt"/>
    </style:style>
    <style:style style:name="P46" style:family="paragraph" style:parent-style-name="Standard">
      <style:text-properties style:font-name="Verdana1" fo:font-size="8pt" officeooo:rsid="00415c80" officeooo:paragraph-rsid="00415c80" style:font-size-asian="8pt" style:font-size-complex="8pt"/>
    </style:style>
    <style:style style:name="P47" style:family="paragraph" style:parent-style-name="Standard">
      <style:text-properties style:font-name="Verdana1" fo:font-size="8pt" officeooo:rsid="004238a6" officeooo:paragraph-rsid="004238a6" style:font-size-asian="8pt" style:font-size-complex="8pt"/>
    </style:style>
    <style:style style:name="P48" style:family="paragraph" style:parent-style-name="Standard">
      <style:text-properties style:font-name="Verdana1" fo:font-size="8pt" officeooo:rsid="0044273e" officeooo:paragraph-rsid="0044273e" style:font-size-asian="8pt" style:font-size-complex="8pt"/>
    </style:style>
    <style:style style:name="P49" style:family="paragraph" style:parent-style-name="Standard">
      <style:text-properties style:font-name="Verdana1" fo:font-size="8pt" officeooo:rsid="0046e23b" officeooo:paragraph-rsid="0046e23b" style:font-size-asian="8pt" style:font-size-complex="8pt"/>
    </style:style>
    <style:style style:name="P50" style:family="paragraph" style:parent-style-name="Standard">
      <style:text-properties style:font-name="Verdana1" fo:font-size="8pt" officeooo:rsid="004838a2" officeooo:paragraph-rsid="004838a2" style:font-size-asian="8pt" style:font-size-complex="8pt"/>
    </style:style>
    <style:style style:name="P51" style:family="paragraph" style:parent-style-name="Standard">
      <style:text-properties style:font-name="Verdana1" fo:font-size="8pt" officeooo:rsid="004a1374" officeooo:paragraph-rsid="004a1374" style:font-size-asian="8pt" style:font-size-complex="8pt"/>
    </style:style>
    <style:style style:name="P52" style:family="paragraph" style:parent-style-name="Standard">
      <style:text-properties style:font-name="Verdana1" fo:font-size="8pt" officeooo:rsid="004bc975" officeooo:paragraph-rsid="004bc975" style:font-size-asian="8pt" style:font-size-complex="8pt"/>
    </style:style>
    <style:style style:name="P53" style:family="paragraph" style:parent-style-name="Standard">
      <style:text-properties style:font-name="Verdana1" fo:font-size="8pt" officeooo:rsid="004dc2a3" officeooo:paragraph-rsid="004dc2a3" style:font-size-asian="8pt" style:font-size-complex="8pt"/>
    </style:style>
    <style:style style:name="P54" style:family="paragraph" style:parent-style-name="Standard">
      <style:text-properties style:font-name="Verdana1" fo:font-size="8pt" officeooo:rsid="004f00f6" officeooo:paragraph-rsid="004f00f6" style:font-size-asian="8pt" style:font-size-complex="8pt"/>
    </style:style>
    <style:style style:name="P55" style:family="paragraph" style:parent-style-name="Standard">
      <style:text-properties style:font-name="Verdana1" fo:font-size="8pt" officeooo:rsid="00558b5a" officeooo:paragraph-rsid="00558b5a" style:font-size-asian="8pt" style:font-size-complex="8pt"/>
    </style:style>
    <style:style style:name="P56" style:family="paragraph" style:parent-style-name="Standard">
      <style:text-properties style:font-name="Verdana1" fo:font-size="8pt" officeooo:rsid="005368ba" officeooo:paragraph-rsid="005368ba" style:font-size-asian="8pt" style:font-size-complex="8pt"/>
    </style:style>
    <style:style style:name="P57" style:family="paragraph" style:parent-style-name="Standard">
      <style:text-properties style:font-name="Verdana1" fo:font-size="8pt" officeooo:rsid="0055989f" officeooo:paragraph-rsid="0055989f" style:font-size-asian="8pt" style:font-size-complex="8pt"/>
    </style:style>
    <style:style style:name="P58" style:family="paragraph" style:parent-style-name="Standard">
      <style:text-properties style:font-name="Verdana1" fo:font-size="8pt" officeooo:rsid="00576e66" officeooo:paragraph-rsid="00576e66" style:font-size-asian="8pt" style:font-size-complex="8pt"/>
    </style:style>
    <style:style style:name="P59" style:family="paragraph" style:parent-style-name="Standard">
      <style:text-properties style:font-name="Verdana1" fo:font-size="8pt" style:text-underline-style="solid" style:text-underline-type="double" style:text-underline-width="auto" style:text-underline-color="font-color" officeooo:rsid="0033183a" officeooo:paragraph-rsid="0033183a" style:font-size-asian="8pt" style:font-size-complex="8pt"/>
    </style:style>
    <style:style style:name="P60" style:family="paragraph" style:parent-style-name="Standard">
      <style:text-properties style:font-name="Verdana1" fo:font-size="8pt" style:text-underline-style="solid" style:text-underline-type="double" style:text-underline-width="auto" style:text-underline-color="font-color" officeooo:rsid="003c80f4" officeooo:paragraph-rsid="003c80f4" style:font-size-asian="8pt" style:font-size-complex="8pt"/>
    </style:style>
    <style:style style:name="P61" style:family="paragraph" style:parent-style-name="Standard">
      <style:text-properties style:font-name="Verdana1" fo:font-size="8pt" style:text-underline-style="none" officeooo:rsid="0033fb59" officeooo:paragraph-rsid="0033fb59" style:font-size-asian="8pt" style:font-size-complex="8pt"/>
    </style:style>
    <style:style style:name="P62" style:family="paragraph" style:parent-style-name="Standard">
      <style:text-properties style:font-name="Verdana1" fo:font-size="8pt" style:text-underline-style="none" officeooo:rsid="00348387" officeooo:paragraph-rsid="00348387" style:font-size-asian="8pt" style:font-size-complex="8pt"/>
    </style:style>
    <style:style style:name="P63" style:family="paragraph" style:parent-style-name="Standard">
      <style:text-properties style:font-name="Verdana1" fo:font-size="8pt" style:text-underline-style="none" officeooo:rsid="0037e5dc" officeooo:paragraph-rsid="0037e5dc" style:font-size-asian="8pt" style:font-size-complex="8pt"/>
    </style:style>
    <style:style style:name="P64" style:family="paragraph" style:parent-style-name="Standard">
      <style:text-properties fo:color="#800000" style:font-name="Verdana1" fo:font-size="8pt" officeooo:rsid="0038e99a" officeooo:paragraph-rsid="0038e99a" style:font-size-asian="8pt" style:font-size-complex="8pt"/>
    </style:style>
    <style:style style:name="P65" style:family="paragraph" style:parent-style-name="Standard">
      <style:text-properties style:text-line-through-style="none" style:text-line-through-type="none" style:font-name="Verdana1" fo:font-size="8pt" style:text-underline-style="none" officeooo:rsid="00300d36" officeooo:paragraph-rsid="00300d36" style:font-size-asian="8pt" style:font-size-complex="8pt"/>
    </style:style>
    <style:style style:name="P66" style:family="paragraph" style:parent-style-name="Heading_20_2">
      <style:text-properties style:font-name="Verdana1" fo:font-size="8pt" officeooo:rsid="004f00f6" officeooo:paragraph-rsid="004f00f6" style:font-size-asian="8pt" style:font-size-complex="8pt"/>
    </style:style>
    <style:style style:name="P67" style:family="paragraph" style:parent-style-name="Preformatted_20_Text">
      <style:text-properties fo:color="#000000" style:font-name="Courier 10 Pitch" fo:font-size="8pt" officeooo:rsid="0044273e" style:font-size-asian="8pt" style:font-size-complex="8pt"/>
    </style:style>
    <style:style style:name="P68" style:family="paragraph" style:parent-style-name="Preformatted_20_Text">
      <style:text-properties fo:color="#000000" style:font-name="Courier 10 Pitch" fo:font-size="8pt" officeooo:rsid="0044273e" officeooo:paragraph-rsid="004bc975" style:font-size-asian="8pt" style:font-size-complex="8pt"/>
    </style:style>
    <style:style style:name="P69" style:family="paragraph" style:parent-style-name="Preformatted_20_Text">
      <style:paragraph-properties fo:margin-top="0cm" fo:margin-bottom="0.499cm" loext:contextual-spacing="false"/>
      <style:text-properties fo:color="#000000" style:font-name="Courier 10 Pitch" fo:font-size="8pt" officeooo:rsid="0044273e" style:font-size-asian="8pt" style:font-size-complex="8pt"/>
    </style:style>
    <style:style style:name="P70" style:family="paragraph" style:parent-style-name="Standard">
      <style:text-properties style:font-name="Verdana1" fo:font-size="8pt" officeooo:rsid="00576e66" officeooo:paragraph-rsid="00576e66" style:font-size-asian="8pt" style:font-size-complex="8pt"/>
    </style:style>
    <style:style style:name="P71" style:family="paragraph" style:parent-style-name="Standard">
      <style:text-properties style:font-name="Verdana1" fo:font-size="8pt" officeooo:rsid="005af77a" officeooo:paragraph-rsid="005af77a" style:font-size-asian="8pt" style:font-size-complex="8pt"/>
    </style:style>
    <style:style style:name="P72" style:family="paragraph" style:parent-style-name="Standard">
      <style:text-properties style:font-name="Verdana1" fo:font-size="8pt" officeooo:rsid="0055989f" officeooo:paragraph-rsid="0055989f" style:font-size-asian="8pt" style:font-size-complex="8pt"/>
    </style:style>
    <style:style style:name="P73" style:family="paragraph" style:parent-style-name="Standard">
      <style:text-properties style:font-name="Verdana1" fo:font-size="8pt" officeooo:rsid="00558b5a" officeooo:paragraph-rsid="00558b5a" style:font-size-asian="8pt" style:font-size-complex="8pt"/>
    </style:style>
    <style:style style:name="P74" style:family="paragraph" style:parent-style-name="Standard">
      <style:text-properties style:font-name="Verdana1" fo:font-size="8pt" officeooo:rsid="004f00f6" officeooo:paragraph-rsid="004f00f6" style:font-size-asian="8pt" style:font-size-complex="8pt"/>
    </style:style>
    <style:style style:name="P75" style:family="paragraph" style:parent-style-name="Standard">
      <style:text-properties style:font-name="Verdana1" fo:font-size="8pt" officeooo:rsid="004dc2a3" officeooo:paragraph-rsid="004dc2a3" style:font-size-asian="8pt" style:font-size-complex="8pt"/>
    </style:style>
    <style:style style:name="P76" style:family="paragraph" style:parent-style-name="Standard">
      <style:text-properties style:font-name="Verdana1" fo:font-size="8pt" officeooo:rsid="004bc975" officeooo:paragraph-rsid="004bc975" style:font-size-asian="8pt" style:font-size-complex="8pt"/>
    </style:style>
    <style:style style:name="P77" style:family="paragraph" style:parent-style-name="Standard">
      <style:text-properties style:font-name="Verdana1" fo:font-size="8pt" officeooo:rsid="004a1374" officeooo:paragraph-rsid="004a1374" style:font-size-asian="8pt" style:font-size-complex="8pt"/>
    </style:style>
    <style:style style:name="P78" style:family="paragraph" style:parent-style-name="Standard">
      <style:text-properties style:font-name="Verdana1" fo:font-size="8pt" officeooo:rsid="004238a6" officeooo:paragraph-rsid="004238a6" style:font-size-asian="8pt" style:font-size-complex="8pt"/>
    </style:style>
    <style:style style:name="P79" style:family="paragraph" style:parent-style-name="Standard">
      <style:text-properties style:font-name="Verdana1" fo:font-size="8pt" officeooo:rsid="00415c80" officeooo:paragraph-rsid="00415c80" style:font-size-asian="8pt" style:font-size-complex="8pt"/>
    </style:style>
    <style:style style:name="P80" style:family="paragraph" style:parent-style-name="Standard">
      <style:text-properties style:font-name="Verdana1" fo:font-size="8pt" officeooo:rsid="00179afb" officeooo:paragraph-rsid="00179afb" style:font-size-asian="8pt" style:font-size-complex="8pt"/>
    </style:style>
    <style:style style:name="P81" style:family="paragraph" style:parent-style-name="Standard">
      <style:text-properties style:font-name="Verdana1" fo:font-size="8pt" officeooo:rsid="001a0e78" officeooo:paragraph-rsid="001a0e78" style:font-size-asian="8pt" style:font-size-complex="8pt"/>
    </style:style>
    <style:style style:name="P82" style:family="paragraph" style:parent-style-name="Standard">
      <style:text-properties style:font-name="Verdana1" fo:font-size="8pt" officeooo:rsid="003faf81" officeooo:paragraph-rsid="003faf81" style:font-size-asian="8pt" style:font-size-complex="8pt"/>
    </style:style>
    <style:style style:name="P83" style:family="paragraph" style:parent-style-name="Standard">
      <style:text-properties style:font-name="Verdana1" fo:font-size="8pt" officeooo:rsid="003dfc99" officeooo:paragraph-rsid="003dfc99" style:font-size-asian="8pt" style:font-size-complex="8pt"/>
    </style:style>
    <style:style style:name="P84" style:family="paragraph" style:parent-style-name="Standard">
      <style:text-properties style:font-name="Verdana1" fo:font-size="8pt" officeooo:rsid="003c80f4" officeooo:paragraph-rsid="003c80f4" style:font-size-asian="8pt" style:font-size-complex="8pt"/>
    </style:style>
    <style:style style:name="P85" style:family="paragraph" style:parent-style-name="Standard">
      <style:text-properties style:font-name="Verdana1" fo:font-size="8pt" officeooo:rsid="0038e99a" officeooo:paragraph-rsid="0038e99a" style:font-size-asian="8pt" style:font-size-complex="8pt"/>
    </style:style>
    <style:style style:name="P86" style:family="paragraph" style:parent-style-name="Standard">
      <style:text-properties style:font-name="Verdana1" fo:font-size="8pt" officeooo:rsid="0033183a" officeooo:paragraph-rsid="0033183a" style:font-size-asian="8pt" style:font-size-complex="8pt"/>
    </style:style>
    <style:style style:name="P87" style:family="paragraph" style:parent-style-name="Standard">
      <style:text-properties style:font-name="Verdana1" fo:font-size="8pt" officeooo:rsid="002ea2dc" officeooo:paragraph-rsid="002ea2dc" style:font-size-asian="8pt" style:font-size-complex="8pt"/>
    </style:style>
    <style:style style:name="P88" style:family="paragraph" style:parent-style-name="Standard">
      <style:text-properties style:font-name="Verdana1" fo:font-size="8pt" officeooo:rsid="002defa6" officeooo:paragraph-rsid="002defa6" style:font-size-asian="8pt" style:font-size-complex="8pt"/>
    </style:style>
    <style:style style:name="P89" style:family="paragraph" style:parent-style-name="Standard">
      <style:text-properties style:font-name="Verdana1" fo:font-size="8pt" officeooo:rsid="002d2d9e" officeooo:paragraph-rsid="002d2d9e" style:font-size-asian="8pt" style:font-size-complex="8pt"/>
    </style:style>
    <style:style style:name="P90" style:family="paragraph" style:parent-style-name="Standard">
      <style:text-properties style:font-name="Verdana1" fo:font-size="8pt" officeooo:rsid="003de636" officeooo:paragraph-rsid="003de636" style:font-size-asian="8pt" style:font-size-complex="8pt"/>
    </style:style>
    <style:style style:name="P91" style:family="paragraph" style:parent-style-name="Standard">
      <style:text-properties style:font-name="Verdana1" fo:font-size="8pt" officeooo:rsid="002b6b01" officeooo:paragraph-rsid="002b6b01" style:font-size-asian="8pt" style:font-size-complex="8pt"/>
    </style:style>
    <style:style style:name="P92" style:family="paragraph" style:parent-style-name="Standard">
      <style:text-properties style:font-name="Verdana1" fo:font-size="8pt" officeooo:rsid="0028dc0f" officeooo:paragraph-rsid="0028dc0f" style:font-size-asian="8pt" style:font-size-complex="8pt"/>
    </style:style>
    <style:style style:name="P93" style:family="paragraph" style:parent-style-name="Standard">
      <style:text-properties style:font-name="Verdana1" fo:font-size="8pt" officeooo:rsid="0022a346" officeooo:paragraph-rsid="0022a346" style:font-size-asian="8pt" style:font-size-complex="8pt"/>
    </style:style>
    <style:style style:name="P94" style:family="paragraph" style:parent-style-name="Standard">
      <style:text-properties style:font-name="Verdana1" fo:font-size="8pt" officeooo:rsid="001d420c" officeooo:paragraph-rsid="001d420c" style:font-size-asian="8pt" style:font-size-complex="8pt"/>
    </style:style>
    <style:style style:name="P95" style:family="paragraph" style:parent-style-name="Standard">
      <style:text-properties style:font-name="Verdana1" fo:font-size="8pt" officeooo:rsid="0018f480" officeooo:paragraph-rsid="0018f480" style:font-size-asian="8pt" style:font-size-complex="8pt"/>
    </style:style>
    <style:style style:name="P96" style:family="paragraph" style:parent-style-name="Standard">
      <style:text-properties style:font-name="Verdana1" fo:font-size="8pt" officeooo:rsid="00265e77" officeooo:paragraph-rsid="00265e77" style:font-size-asian="8pt" style:font-size-complex="8pt"/>
    </style:style>
    <style:style style:name="P97" style:family="paragraph" style:parent-style-name="Standard">
      <style:text-properties style:font-name="Verdana1" fo:font-size="8pt" officeooo:rsid="003eb92f" officeooo:paragraph-rsid="003f7017" style:font-size-asian="8pt" style:font-size-complex="8pt"/>
    </style:style>
    <style:style style:name="P98" style:family="paragraph" style:parent-style-name="Standard">
      <style:text-properties style:font-name="Verdana1" fo:font-size="8pt" officeooo:rsid="003eb92f" officeooo:paragraph-rsid="003eb92f" style:font-size-asian="8pt" style:font-size-complex="8pt"/>
    </style:style>
    <style:style style:name="P99" style:family="paragraph" style:parent-style-name="Standard">
      <style:text-properties style:font-name="Verdana1" fo:font-size="8pt" fo:font-weight="bold" officeooo:rsid="004838a2" officeooo:paragraph-rsid="004838a2" style:font-size-asian="8pt" style:font-weight-asian="bold" style:font-size-complex="8pt" style:font-weight-complex="bold"/>
    </style:style>
    <style:style style:name="P100" style:family="paragraph" style:parent-style-name="Standard">
      <style:text-properties style:font-name="Verdana1" fo:font-size="8pt" fo:font-weight="bold" officeooo:rsid="00415c80" officeooo:paragraph-rsid="00415c80" style:font-size-asian="8pt" style:font-weight-asian="bold" style:font-size-complex="8pt" style:font-weight-complex="bold"/>
    </style:style>
    <style:style style:name="P101" style:family="paragraph" style:parent-style-name="Standard">
      <style:text-properties style:font-name="Verdana1" fo:font-size="8pt" fo:font-weight="bold" officeooo:rsid="0022a346" officeooo:paragraph-rsid="0022a346" style:font-size-asian="8pt" style:font-weight-asian="bold" style:font-size-complex="8pt" style:font-weight-complex="bold"/>
    </style:style>
    <style:style style:name="P102" style:family="paragraph" style:parent-style-name="Standard">
      <style:text-properties style:font-name="Verdana1" fo:font-size="8pt" fo:font-weight="bold" officeooo:rsid="001d420c" officeooo:paragraph-rsid="001d420c" style:font-size-asian="8pt" style:font-weight-asian="bold" style:font-size-complex="8pt" style:font-weight-complex="bold"/>
    </style:style>
    <style:style style:name="P103" style:family="paragraph" style:parent-style-name="Standard">
      <style:text-properties style:font-name="Verdana1" fo:font-size="8pt" fo:font-weight="bold" officeooo:rsid="005af77a" officeooo:paragraph-rsid="005af77a" style:font-size-asian="8pt" style:font-weight-asian="bold" style:font-size-complex="8pt" style:font-weight-complex="bold"/>
    </style:style>
    <style:style style:name="P104" style:family="paragraph" style:parent-style-name="Standard">
      <style:text-properties style:font-name="Verdana1" fo:font-size="8pt" style:text-underline-style="none" officeooo:rsid="0037e5dc" officeooo:paragraph-rsid="0037e5dc" style:font-size-asian="8pt" style:font-size-complex="8pt"/>
    </style:style>
    <style:style style:name="P105" style:family="paragraph" style:parent-style-name="Standard">
      <style:text-properties style:font-name="Verdana1" fo:font-size="8pt" style:text-underline-style="none" officeooo:rsid="0033fb59" officeooo:paragraph-rsid="0033fb59" style:font-size-asian="8pt" style:font-size-complex="8pt"/>
    </style:style>
    <style:style style:name="P106" style:family="paragraph" style:parent-style-name="Standard">
      <style:text-properties style:font-name="Courier 10 Pitch" fo:font-size="8pt" officeooo:rsid="00558b5a" officeooo:paragraph-rsid="00576e66" style:font-size-asian="8pt" style:font-size-complex="8pt"/>
    </style:style>
    <style:style style:name="P107" style:family="paragraph" style:parent-style-name="Standard">
      <style:text-properties style:font-name="Courier 10 Pitch" fo:font-size="8pt" officeooo:rsid="00558b5a" officeooo:paragraph-rsid="0055989f" style:font-size-asian="8pt" style:font-size-complex="8pt"/>
    </style:style>
    <style:style style:name="P108" style:family="paragraph" style:parent-style-name="Standard">
      <style:text-properties style:font-name="Courier 10 Pitch" fo:font-size="8pt" officeooo:rsid="00558b5a" officeooo:paragraph-rsid="00558b5a" style:font-size-asian="8pt" style:font-size-complex="8pt"/>
    </style:style>
    <style:style style:name="P109" style:family="paragraph" style:parent-style-name="Standard">
      <style:text-properties style:font-name="Courier 10 Pitch" fo:font-size="8pt" officeooo:rsid="0044273e" officeooo:paragraph-rsid="004bc975" style:font-size-asian="8pt" style:font-size-complex="8pt"/>
    </style:style>
    <style:style style:name="P110" style:family="paragraph" style:parent-style-name="Standard">
      <style:text-properties style:font-name="Courier 10 Pitch" fo:font-size="8pt" officeooo:rsid="0044273e" officeooo:paragraph-rsid="004a1374" style:font-size-asian="8pt" style:font-size-complex="8pt"/>
    </style:style>
    <style:style style:name="P111" style:family="paragraph" style:parent-style-name="Standard">
      <style:text-properties style:font-name="Courier 10 Pitch" fo:font-size="8pt" officeooo:rsid="0044273e" officeooo:paragraph-rsid="004838a2" style:font-size-asian="8pt" style:font-size-complex="8pt"/>
    </style:style>
    <style:style style:name="P112" style:family="paragraph" style:parent-style-name="Standard">
      <style:text-properties style:font-name="Courier 10 Pitch" fo:font-size="8pt" officeooo:rsid="0044273e" officeooo:paragraph-rsid="0046e23b" style:font-size-asian="8pt" style:font-size-complex="8pt"/>
    </style:style>
    <style:style style:name="P113" style:family="paragraph" style:parent-style-name="Standard">
      <style:text-properties style:font-name="Courier 10 Pitch" fo:font-size="8pt" officeooo:rsid="0044273e" officeooo:paragraph-rsid="0044273e" style:font-size-asian="8pt" style:font-size-complex="8pt"/>
    </style:style>
    <style:style style:name="P114" style:family="paragraph" style:parent-style-name="Standard">
      <style:text-properties style:font-name="Courier 10 Pitch" fo:font-size="8pt" officeooo:rsid="004238a6" officeooo:paragraph-rsid="004238a6" style:font-size-asian="8pt" style:font-size-complex="8pt"/>
    </style:style>
    <style:style style:name="P115" style:family="paragraph" style:parent-style-name="Standard">
      <style:text-properties style:font-name="Courier 10 Pitch" fo:font-size="8pt" officeooo:rsid="003c7300" officeooo:paragraph-rsid="003c7300" style:font-size-asian="8pt" style:font-size-complex="8pt"/>
    </style:style>
    <style:style style:name="P116" style:family="paragraph" style:parent-style-name="Standard">
      <style:text-properties style:font-name="Courier 10 Pitch" fo:font-size="8pt" officeooo:rsid="003c6282" officeooo:paragraph-rsid="003c6282" style:font-size-asian="8pt" style:font-size-complex="8pt"/>
    </style:style>
    <style:style style:name="P117" style:family="paragraph" style:parent-style-name="Standard">
      <style:text-properties style:font-name="Courier 10 Pitch" fo:font-size="8pt" officeooo:rsid="003b04eb" officeooo:paragraph-rsid="003b04eb" style:font-size-asian="8pt" style:font-size-complex="8pt"/>
    </style:style>
    <style:style style:name="P118" style:family="paragraph" style:parent-style-name="Standard">
      <style:text-properties style:font-name="Courier 10 Pitch" fo:font-size="8pt" officeooo:rsid="0038e99a" officeooo:paragraph-rsid="0038e99a" style:font-size-asian="8pt" style:font-size-complex="8pt"/>
    </style:style>
    <style:style style:name="P119" style:family="paragraph" style:parent-style-name="Standard">
      <style:text-properties style:font-name="Courier 10 Pitch" fo:font-size="8pt" officeooo:rsid="0039fc5f" officeooo:paragraph-rsid="0039fc5f" style:font-size-asian="8pt" style:font-size-complex="8pt"/>
    </style:style>
    <style:style style:name="P120" style:family="paragraph" style:parent-style-name="Standard">
      <style:text-properties style:font-name="Courier 10 Pitch" fo:font-size="8pt" officeooo:rsid="002d2d9e" officeooo:paragraph-rsid="002ea2dc" style:font-size-asian="8pt" style:font-size-complex="8pt"/>
    </style:style>
    <style:style style:name="P121" style:family="paragraph" style:parent-style-name="Standard">
      <style:text-properties style:font-name="Courier 10 Pitch" fo:font-size="8pt" officeooo:rsid="002d2d9e" officeooo:paragraph-rsid="002d2d9e" style:font-size-asian="8pt" style:font-size-complex="8pt"/>
    </style:style>
    <style:style style:name="P122" style:family="paragraph" style:parent-style-name="Standard">
      <style:text-properties style:font-name="Courier 10 Pitch" fo:font-size="8pt" officeooo:rsid="003de636" officeooo:paragraph-rsid="003de636" style:font-size-asian="8pt" style:font-size-complex="8pt"/>
    </style:style>
    <style:style style:name="P123" style:family="paragraph" style:parent-style-name="Standard">
      <style:text-properties style:font-name="Courier 10 Pitch" fo:font-size="8pt" officeooo:rsid="001fdf94" officeooo:paragraph-rsid="002b4fdc" style:font-size-asian="8pt" style:font-size-complex="8pt"/>
    </style:style>
    <style:style style:name="P124" style:family="paragraph" style:parent-style-name="Standard">
      <style:text-properties style:font-name="Courier 10 Pitch" fo:font-size="8pt" officeooo:rsid="001fdf94" officeooo:paragraph-rsid="0028dc0f" style:font-size-asian="8pt" style:font-size-complex="8pt"/>
    </style:style>
    <style:style style:name="P125" style:family="paragraph" style:parent-style-name="Standard">
      <style:text-properties style:font-name="Courier 10 Pitch" fo:font-size="8pt" officeooo:rsid="001fdf94" officeooo:paragraph-rsid="0023d4f8" style:font-size-asian="8pt" style:font-size-complex="8pt"/>
    </style:style>
    <style:style style:name="P126" style:family="paragraph" style:parent-style-name="Standard">
      <style:text-properties style:font-name="Courier 10 Pitch" fo:font-size="8pt" officeooo:rsid="001fdf94" officeooo:paragraph-rsid="00217e0e" style:font-size-asian="8pt" style:font-size-complex="8pt"/>
    </style:style>
    <style:style style:name="P127" style:family="paragraph" style:parent-style-name="Standard">
      <style:text-properties style:font-name="Courier 10 Pitch" fo:font-size="8pt" officeooo:rsid="001fdf94" officeooo:paragraph-rsid="001fdf94" style:font-size-asian="8pt" style:font-size-complex="8pt"/>
    </style:style>
    <style:style style:name="P128" style:family="paragraph" style:parent-style-name="Standard">
      <style:text-properties style:font-name="Courier 10 Pitch" fo:font-size="8pt" officeooo:rsid="0018f480" officeooo:paragraph-rsid="001ea5a0" style:font-size-asian="8pt" style:font-size-complex="8pt"/>
    </style:style>
    <style:style style:name="P129" style:family="paragraph" style:parent-style-name="Standard">
      <style:text-properties style:font-name="Courier 10 Pitch" fo:font-size="8pt" officeooo:rsid="0018f480" officeooo:paragraph-rsid="001d420c" style:font-size-asian="8pt" style:font-size-complex="8pt"/>
    </style:style>
    <style:style style:name="P130" style:family="paragraph" style:parent-style-name="Standard">
      <style:text-properties style:font-name="Courier 10 Pitch" fo:font-size="8pt" officeooo:rsid="0018f480" officeooo:paragraph-rsid="0018f480" style:font-size-asian="8pt" style:font-size-complex="8pt"/>
    </style:style>
    <style:style style:name="P131" style:family="paragraph" style:parent-style-name="Standard">
      <style:text-properties style:font-name="Courier 10 Pitch" fo:font-size="8pt" officeooo:rsid="0015ad8b" officeooo:paragraph-rsid="00179afb" style:font-size-asian="8pt" style:font-size-complex="8pt"/>
    </style:style>
    <style:style style:name="P132" style:family="paragraph" style:parent-style-name="Standard">
      <style:text-properties style:font-name="Courier 10 Pitch" fo:font-size="8pt" officeooo:rsid="0015ad8b" officeooo:paragraph-rsid="001769d0" style:font-size-asian="8pt" style:font-size-complex="8pt"/>
    </style:style>
    <style:style style:name="P133" style:family="paragraph" style:parent-style-name="Standard">
      <style:text-properties style:font-name="Courier 10 Pitch" fo:font-size="8pt" officeooo:rsid="0015ad8b" officeooo:paragraph-rsid="00168a1d" style:font-size-asian="8pt" style:font-size-complex="8pt"/>
    </style:style>
    <style:style style:name="P134" style:family="paragraph" style:parent-style-name="Standard">
      <style:text-properties style:font-name="Courier 10 Pitch" fo:font-size="8pt" officeooo:rsid="0015ad8b" officeooo:paragraph-rsid="0015ad8b" style:font-size-asian="8pt" style:font-size-complex="8pt"/>
    </style:style>
    <style:style style:name="P135" style:family="paragraph" style:parent-style-name="Standard">
      <style:text-properties style:font-name="Courier 10 Pitch" fo:font-size="8pt" officeooo:rsid="003eb92f" officeooo:paragraph-rsid="003eb92f" style:font-size-asian="8pt" style:font-size-complex="8pt"/>
    </style:style>
    <style:style style:name="P136" style:family="paragraph" style:parent-style-name="Standard">
      <style:text-properties style:font-name="Courier 10 Pitch" fo:font-size="8pt" officeooo:rsid="003dfc99" officeooo:paragraph-rsid="003dfc99" style:font-size-asian="8pt" style:font-size-complex="8pt"/>
    </style:style>
    <style:style style:name="P137" style:family="paragraph" style:parent-style-name="Standard">
      <style:text-properties style:font-name="Courier 10 Pitch" fo:font-size="8pt" fo:font-weight="bold" officeooo:rsid="0044273e" officeooo:paragraph-rsid="004838a2" style:font-size-asian="8pt" style:font-weight-asian="bold" style:font-size-complex="8pt" style:font-weight-complex="bold"/>
    </style:style>
    <style:style style:name="P138" style:family="paragraph" style:parent-style-name="Standard">
      <style:text-properties style:font-name="Courier 10 Pitch" fo:font-size="8pt" fo:font-weight="bold" officeooo:rsid="004238a6" officeooo:paragraph-rsid="004838a2" style:font-size-asian="8pt" style:font-weight-asian="bold" style:font-size-complex="8pt" style:font-weight-complex="bold"/>
    </style:style>
    <style:style style:name="P139" style:family="paragraph" style:parent-style-name="Standard">
      <style:text-properties style:font-name="Courier 10 Pitch" fo:font-size="8pt" fo:font-weight="bold" officeooo:rsid="002d2d9e" officeooo:paragraph-rsid="002d2d9e" style:font-size-asian="8pt" style:font-weight-asian="bold" style:font-size-complex="8pt" style:font-weight-complex="bold"/>
    </style:style>
    <style:style style:name="P140" style:family="paragraph" style:parent-style-name="Standard">
      <style:text-properties style:font-name="Courier 10 Pitch" fo:font-size="8pt" fo:font-weight="bold" officeooo:rsid="001fdf94" officeooo:paragraph-rsid="002b4fdc" style:font-size-asian="8pt" style:font-weight-asian="bold" style:font-size-complex="8pt" style:font-weight-complex="bold"/>
    </style:style>
    <style:style style:name="P141" style:family="paragraph" style:parent-style-name="Standard">
      <style:text-properties style:font-name="Courier 10 Pitch" fo:font-size="8pt" fo:font-weight="bold" officeooo:rsid="001fdf94" officeooo:paragraph-rsid="0028dc0f" style:font-size-asian="8pt" style:font-weight-asian="bold" style:font-size-complex="8pt" style:font-weight-complex="bold"/>
    </style:style>
    <style:style style:name="P142" style:family="paragraph" style:parent-style-name="Standard">
      <style:text-properties style:font-name="Courier 10 Pitch" fo:font-size="8pt" fo:font-weight="bold" officeooo:rsid="001fdf94" officeooo:paragraph-rsid="00217e0e" style:font-size-asian="8pt" style:font-weight-asian="bold" style:font-size-complex="8pt" style:font-weight-complex="bold"/>
    </style:style>
    <style:style style:name="P143" style:family="paragraph" style:parent-style-name="Standard">
      <style:text-properties style:font-name="Courier 10 Pitch" fo:font-size="8pt" fo:font-weight="bold" officeooo:rsid="001fdf94" officeooo:paragraph-rsid="001fdf94" style:font-size-asian="8pt" style:font-weight-asian="bold" style:font-size-complex="8pt" style:font-weight-complex="bold"/>
    </style:style>
    <style:style style:name="P144" style:family="paragraph" style:parent-style-name="Standard">
      <style:text-properties style:font-name="Courier 10 Pitch" fo:font-size="8pt" fo:font-weight="bold" officeooo:rsid="0018f480" officeooo:paragraph-rsid="001ea5a0" style:font-size-asian="8pt" style:font-weight-asian="bold" style:font-size-complex="8pt" style:font-weight-complex="bold"/>
    </style:style>
    <style:style style:name="P145" style:family="paragraph" style:parent-style-name="Standard">
      <style:text-properties style:font-name="Courier 10 Pitch" fo:font-size="8pt" fo:font-weight="bold" officeooo:rsid="0018f480" officeooo:paragraph-rsid="001d420c" style:font-size-asian="8pt" style:font-weight-asian="bold" style:font-size-complex="8pt" style:font-weight-complex="bold"/>
    </style:style>
    <style:style style:name="P146" style:family="paragraph" style:parent-style-name="Standard">
      <style:text-properties style:text-line-through-style="none" style:text-line-through-type="none" style:font-name="Courier 10 Pitch" fo:font-size="8pt" style:text-underline-style="none" officeooo:rsid="002d2d9e" officeooo:paragraph-rsid="0037e5dc" style:font-size-asian="8pt" style:font-size-complex="8pt"/>
    </style:style>
    <style:style style:name="P147" style:family="paragraph" style:parent-style-name="Standard">
      <style:text-properties style:text-line-through-style="none" style:text-line-through-type="none" style:font-name="Courier 10 Pitch" fo:font-size="8pt" style:text-underline-style="none" officeooo:rsid="002d2d9e" officeooo:paragraph-rsid="00348387" style:font-size-asian="8pt" style:font-size-complex="8pt"/>
    </style:style>
    <style:style style:name="P148" style:family="paragraph" style:parent-style-name="Standard">
      <style:text-properties style:text-line-through-style="none" style:text-line-through-type="none" style:font-name="Courier 10 Pitch" fo:font-size="8pt" style:text-underline-style="none" officeooo:rsid="002d2d9e" officeooo:paragraph-rsid="0033fb59" style:font-size-asian="8pt" style:font-size-complex="8pt"/>
    </style:style>
    <style:style style:name="P149" style:family="paragraph" style:parent-style-name="Standard">
      <style:text-properties style:text-line-through-style="none" style:text-line-through-type="none" style:font-name="Courier 10 Pitch" fo:font-size="8pt" style:text-underline-style="none" officeooo:rsid="002d2d9e" officeooo:paragraph-rsid="00300d36" style:font-size-asian="8pt" style:font-size-complex="8pt"/>
    </style:style>
    <style:style style:name="P150" style:family="paragraph" style:parent-style-name="Standard">
      <style:text-properties style:text-line-through-style="none" style:text-line-through-type="none" style:font-name="Courier 10 Pitch" fo:font-size="8pt" style:text-underline-style="none" fo:font-weight="bold" officeooo:rsid="002d2d9e" officeooo:paragraph-rsid="00300d36" style:font-size-asian="8pt" style:font-weight-asian="bold" style:font-size-complex="8pt" style:font-weight-complex="bold"/>
    </style:style>
    <style:style style:name="P151" style:family="paragraph" style:parent-style-name="Standard">
      <style:text-properties style:text-line-through-style="none" style:text-line-through-type="none" style:font-name="Verdana1" fo:font-size="8pt" style:text-underline-style="none" officeooo:rsid="00300d36" officeooo:paragraph-rsid="00300d36" style:font-size-asian="8pt" style:font-size-complex="8pt"/>
    </style:style>
    <style:style style:name="P152" style:family="paragraph" style:parent-style-name="Standard">
      <style:text-properties fo:color="#800000" style:font-name="Courier 10 Pitch" fo:font-size="8pt" officeooo:rsid="002d2d9e" officeooo:paragraph-rsid="002d2d9e" style:font-size-asian="8pt" style:font-size-complex="8pt"/>
    </style:style>
    <style:style style:name="P153" style:family="paragraph" style:parent-style-name="Standard">
      <style:text-properties fo:color="#800000" style:font-name="Courier 10 Pitch" fo:font-size="8pt" fo:font-weight="bold" officeooo:rsid="003dfc99" officeooo:paragraph-rsid="003dfc99" style:font-size-asian="8pt" style:font-weight-asian="bold" style:font-size-complex="8pt" style:font-weight-complex="bold"/>
    </style:style>
    <style:style style:name="P154" style:family="paragraph" style:parent-style-name="Standard">
      <style:text-properties fo:color="#800000" style:font-name="Courier 10 Pitch" fo:font-size="8pt" fo:font-weight="bold" officeooo:rsid="00558b5a" officeooo:paragraph-rsid="005af77a" style:font-size-asian="8pt" style:font-weight-asian="bold" style:font-size-complex="8pt" style:font-weight-complex="bold"/>
    </style:style>
    <style:style style:name="P155" style:family="paragraph" style:parent-style-name="Standard">
      <style:text-properties fo:color="#800000" style:font-name="Verdana1" fo:font-size="8pt" officeooo:rsid="0038e99a" officeooo:paragraph-rsid="0038e99a" style:font-size-asian="8pt" style:font-size-complex="8pt"/>
    </style:style>
    <style:style style:name="P156" style:family="paragraph" style:parent-style-name="Standard">
      <style:text-properties fo:color="#800000" style:font-name="Verdana1" fo:font-size="8pt" officeooo:rsid="00300d36" officeooo:paragraph-rsid="00300d36" style:font-size-asian="8pt" style:font-size-complex="8pt"/>
    </style:style>
    <style:style style:name="P157" style:family="paragraph" style:parent-style-name="Standard">
      <style:text-properties fo:color="#800000" style:font-name="Verdana1" fo:font-size="8pt" officeooo:rsid="0028dc0f" officeooo:paragraph-rsid="0028dc0f" style:font-size-asian="8pt" style:font-size-complex="8pt"/>
    </style:style>
    <style:style style:name="P158" style:family="paragraph" style:parent-style-name="Standard">
      <style:text-properties fo:color="#800000" style:font-name="Verdana1" fo:font-size="8pt" fo:font-weight="bold" officeooo:rsid="005af77a" officeooo:paragraph-rsid="005af77a" style:font-size-asian="8pt" style:font-weight-asian="bold" style:font-size-complex="8pt" style:font-weight-complex="bold"/>
    </style:style>
    <style:style style:name="P159" style:family="paragraph" style:parent-style-name="Standard">
      <style:text-properties fo:color="#800000" fo:font-size="8pt" officeooo:rsid="002d2d9e" officeooo:paragraph-rsid="002d2d9e" style:font-size-asian="8pt" style:font-size-complex="8pt"/>
    </style:style>
    <style:style style:name="P160" style:family="paragraph" style:parent-style-name="Standard">
      <style:text-properties fo:color="#800000" fo:font-size="8pt" officeooo:rsid="001cc09e" officeooo:paragraph-rsid="0028dc0f" style:font-size-asian="8pt" style:font-size-complex="8pt"/>
    </style:style>
    <style:style style:name="P161" style:family="paragraph" style:parent-style-name="Standard">
      <style:text-properties fo:font-size="8pt" officeooo:rsid="00179afb" officeooo:paragraph-rsid="00179afb" style:font-size-asian="8pt" style:font-size-complex="8pt"/>
    </style:style>
    <style:style style:name="P162" style:family="paragraph" style:parent-style-name="Standard">
      <style:text-properties fo:font-size="8pt" officeooo:rsid="00168a1d" officeooo:paragraph-rsid="00168a1d" style:font-size-asian="8pt" style:font-size-complex="8pt"/>
    </style:style>
    <style:style style:name="P163" style:family="paragraph" style:parent-style-name="Standard">
      <style:text-properties fo:font-size="8pt" officeooo:rsid="0015ad8b" officeooo:paragraph-rsid="0015ad8b" style:font-size-asian="8pt" style:font-size-complex="8pt"/>
    </style:style>
    <style:style style:name="P164" style:family="paragraph" style:parent-style-name="Standard">
      <style:text-properties fo:font-size="8pt" officeooo:rsid="00147c7e" officeooo:paragraph-rsid="00147c7e" style:font-size-asian="8pt" style:font-size-complex="8pt"/>
    </style:style>
    <style:style style:name="P165" style:family="paragraph" style:parent-style-name="Standard">
      <style:text-properties fo:font-size="8pt" officeooo:rsid="00147c7e" officeooo:paragraph-rsid="001a2f80" style:font-size-asian="8pt" style:font-size-complex="8pt"/>
    </style:style>
    <style:style style:name="P166" style:family="paragraph" style:parent-style-name="Standard">
      <style:text-properties fo:font-size="8pt" officeooo:rsid="001a2f80" officeooo:paragraph-rsid="001a2f80" style:font-size-asian="8pt" style:font-size-complex="8pt"/>
    </style:style>
    <style:style style:name="P167" style:family="paragraph" style:parent-style-name="Standard">
      <style:text-properties fo:font-size="8pt" officeooo:rsid="00217e0e" officeooo:paragraph-rsid="002b4fdc" style:font-size-asian="8pt" style:font-size-complex="8pt"/>
    </style:style>
    <style:style style:name="P168" style:family="paragraph" style:parent-style-name="Standard">
      <style:text-properties fo:font-size="8pt" officeooo:rsid="001ae370" officeooo:paragraph-rsid="001ae370" style:font-size-asian="8pt" style:font-size-complex="8pt"/>
    </style:style>
    <style:style style:name="T1" style:family="text">
      <style:text-properties fo:font-size="8pt" officeooo:rsid="00217e0e" style:font-size-asian="8pt" style:font-size-complex="8pt"/>
    </style:style>
    <style:style style:name="T2" style:family="text">
      <style:text-properties fo:font-size="8pt" officeooo:rsid="00147c7e" style:font-size-asian="8pt" style:font-size-complex="8pt"/>
    </style:style>
    <style:style style:name="T3" style:family="text">
      <style:text-properties officeooo:rsid="001a0e78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23d4f8"/>
    </style:style>
    <style:style style:name="T6" style:family="text">
      <style:text-properties style:font-name="Verdana1"/>
    </style:style>
    <style:style style:name="T7" style:family="text">
      <style:text-properties style:font-name="Verdana1" officeooo:rsid="0028dc0f"/>
    </style:style>
    <style:style style:name="T8" style:family="text">
      <style:text-properties officeooo:rsid="002b4fdc"/>
    </style:style>
    <style:style style:name="T9" style:family="text">
      <style:text-properties style:font-name="Courier 10 Pitch"/>
    </style:style>
    <style:style style:name="T10" style:family="text">
      <style:text-properties style:font-name="Courier 10 Pitch" officeooo:rsid="002e8462"/>
    </style:style>
    <style:style style:name="T11" style:family="text">
      <style:text-properties style:font-name="Courier 10 Pitch" officeooo:rsid="003f7017"/>
    </style:style>
    <style:style style:name="T12" style:family="text">
      <style:text-properties style:font-name="Courier 10 Pitch" fo:font-size="8pt" officeooo:rsid="0015ad8b" style:font-size-asian="8pt" style:font-size-complex="8pt"/>
    </style:style>
    <style:style style:name="T13" style:family="text">
      <style:text-properties style:font-name="Courier 10 Pitch" fo:font-size="8pt" officeooo:rsid="001fdf94" style:font-size-asian="8pt" style:font-size-complex="8pt"/>
    </style:style>
    <style:style style:name="T14" style:family="text">
      <style:text-properties style:font-name="Courier 10 Pitch" fo:font-size="8pt" officeooo:rsid="003de636" style:font-size-asian="8pt" style:font-size-complex="8pt"/>
    </style:style>
    <style:style style:name="T15" style:family="text">
      <style:text-properties style:font-name="Courier 10 Pitch" officeooo:rsid="00558b5a"/>
    </style:style>
    <style:style style:name="T16" style:family="text">
      <style:text-properties style:font-name="Courier 10 Pitch" fo:language="zxx" fo:country="none" officeooo:rsid="00558b5a" style:language-asian="zxx" style:country-asian="none" style:language-complex="zxx" style:country-complex="none"/>
    </style:style>
    <style:style style:name="T17" style:family="text">
      <style:text-properties officeooo:rsid="0039fc5f"/>
    </style:style>
    <style:style style:name="T18" style:family="text">
      <style:text-properties officeooo:rsid="003b04eb"/>
    </style:style>
    <style:style style:name="T19" style:family="text">
      <style:text-properties officeooo:rsid="003dfc99"/>
    </style:style>
    <style:style style:name="T20" style:family="text">
      <style:text-properties officeooo:rsid="003f7017"/>
    </style:style>
    <style:style style:name="T21" style:family="text">
      <style:text-properties fo:color="#000080"/>
    </style:style>
    <style:style style:name="T22" style:family="text">
      <style:text-properties fo:color="#000080" fo:font-weight="bold"/>
    </style:style>
    <style:style style:name="T23" style:family="text">
      <style:text-properties fo:color="#008000" fo:font-weight="bold"/>
    </style:style>
    <style:style style:name="T24" style:family="text">
      <style:text-properties officeooo:rsid="00558b5a"/>
    </style:style>
    <style:style style:name="T25" style:family="text">
      <style:text-properties fo:language="zxx" fo:country="none" style:language-asian="zxx" style:country-asian="none" style:language-complex="zxx" style:country-complex="none"/>
    </style:style>
    <style:style style:name="T26" style:family="text">
      <style:text-properties fo:color="#800000" style:font-name="Courier 10 Pitch" fo:language="zxx" fo:country="none" officeooo:rsid="00558b5a" style:language-asian="zxx" style:country-asian="none" style:language-complex="zxx" style:country-complex="none"/>
    </style:style>
    <style:style style:name="T27" style:family="text">
      <style:text-properties fo:color="#800000" style:font-name="Courier 10 Pitch" fo:language="zxx" fo:country="none" fo:font-weight="bold" officeooo:rsid="00558b5a" style:language-asian="zxx" style:country-asian="none" style:font-weight-asian="bold" style:language-complex="zxx" style:country-complex="none" style:font-weight-complex="bold"/>
    </style:style>
    <style:style style:name="T28" style:family="text">
      <style:text-properties fo:color="#800000" style:font-name="Courier 10 Pitch" fo:font-weight="bold" officeooo:rsid="00558b5a" style:font-weight-asian="bold" style:font-weight-complex="bold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64044112" text:id="ct64044112">
          <text:format-change>
            <office:change-info>
              <dc:creator>Unknown Author</dc:creator>
              <dc:date>2017-05-31T12:45:00</dc:date>
              <text:p>URL recognition</text:p>
            </office:change-info>
          </text:format-change>
        </text:changed-region>
        <text:changed-region xml:id="ct64043824" text:id="ct64043824">
          <text:format-change>
            <office:change-info>
              <dc:creator>Unknown Author</dc:creator>
              <dc:date>2017-05-31T12:45:00</dc:date>
              <text:p>URL recognition</text:p>
            </office:change-info>
          </text:format-change>
        </text:changed-region>
        <text:changed-region xml:id="ct64042832" text:id="ct64042832">
          <text:format-change>
            <office:change-info>
              <dc:creator>Unknown Author</dc:creator>
              <dc:date>2017-05-31T12:45:00</dc:date>
              <text:p>URL recognition</text:p>
            </office:change-info>
          </text:format-change>
        </text:changed-region>
        <text:changed-region xml:id="ct64042480" text:id="ct64042480">
          <text:format-change>
            <office:change-info>
              <dc:creator>Unknown Author</dc:creator>
              <dc:date>2017-05-31T12:45:00</dc:date>
              <text:p>URL recognition</text:p>
            </office:change-info>
          </text:format-change>
        </text:changed-region>
        <text:changed-region xml:id="ct64042128" text:id="ct64042128">
          <text:format-change>
            <office:change-info>
              <dc:creator>Unknown Author</dc:creator>
              <dc:date>2017-05-31T12:45:00</dc:date>
              <text:p>URL recognition</text:p>
            </office:change-info>
          </text:format-change>
        </text:changed-region>
        <text:changed-region xml:id="ct64041136" text:id="ct64041136">
          <text:format-change>
            <office:change-info>
              <dc:creator>Unknown Author</dc:creator>
              <dc:date>2017-05-31T12:45:00</dc:date>
              <text:p>URL recognition</text:p>
            </office:change-info>
          </text:format-change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LINKS:</text:p>
      <text:p text:style-name="P23"/>
      <text:p text:style-name="P18"><text:change-start text:change-id="ct64044112"/><text:a xlink:type="simple" xlink:href="http://micropython.org/download#esp8266" text:style-name="Internet_20_link" text:visited-style-name="Visited_20_Internet_20_Link">http://micropython.org/download#esp8266</text:a><text:change-end text:change-id="ct64044112"/></text:p>
      <text:p text:style-name="P168"><text:bookmark-start text:name="__DdeLink__1044_1201590647"/><text:change-start text:change-id="ct64043824"/>https://docs.micropython.org/en/latest/esp8266/esp8266/tutorial/intro.html<text:bookmark-end text:name="__DdeLink__1044_1201590647"/><text:change-end text:change-id="ct64043824"/></text:p>
      <text:p text:style-name="Text_20_body"><text:change-start text:change-id="ct64042832"/><text:span text:style-name="T1">https://github.com/espressif/esptool</text:span><text:change-end text:change-id="ct64042832"/></text:p>
      <text:p text:style-name="P26"><text:change-start text:change-id="ct64042480"/><text:a xlink:type="simple" xlink:href="https://github.com/micropython/webrepl" text:style-name="Internet_20_link" text:visited-style-name="Visited_20_Internet_20_Link"><text:span text:style-name="T8">https://github.com/micropython/webrepl</text:span></text:a><text:change-end text:change-id="ct64042480"/></text:p>
      <text:p text:style-name="P26"><text:change-start text:change-id="ct64042128"/><text:a xlink:type="simple" xlink:href="http://www.blinkenlights.nl/" text:style-name="Internet_20_link" text:visited-style-name="Visited_20_Internet_20_Link"><text:span text:style-name="T24">www.</text:span></text:a><text:a xlink:type="simple" xlink:href="http://www.blinkenlights.nl/" text:style-name="Internet_20_link" text:visited-style-name="Visited_20_Internet_20_Link">blinkenlights.nl</text:a><text:change-end text:change-id="ct64042128"/></text:p>
      <text:p text:style-name="P26"/>
      <text:p text:style-name="P26"/>
      <text:p text:style-name="P26"/>
      <text:p text:style-name="P25"/>
      <text:p text:style-name="P25"/>
      <text:p text:style-name="P18"/>
      <text:p text:style-name="P18"/>
      <text:p text:style-name="P23">LIBRARY:</text:p>
      <text:p text:style-name="P23"/>
      <text:p text:style-name="P160">import esp</text:p>
      <text:p text:style-name="P157">import webrepl_setup</text:p>
      <text:p text:style-name="P159"><text:span text:style-name="T7">i</text:span><text:span text:style-name="T6">mport machine</text:span></text:p>
      <text:p text:style-name="P156">import time</text:p>
      <text:p text:style-name="P64">import os</text:p>
      <text:p text:style-name="P64"/>
      <text:p text:style-name="P24"/>
      <text:p text:style-name="P24"/>
      <text:p text:style-name="P17"/>
      <text:p text:style-name="P17">Instalar o firmware</text:p>
      <text:p text:style-name="P17"/>
      <text:p text:style-name="P17"/>
      <text:p text:style-name="P17">Tenho o esp8266-01 <text:s/>e o nodemcu lua com o esp8266-12F. Os firmwares ficam no link:</text:p>
      <text:p text:style-name="Text_20_body"><text:change-start text:change-id="ct64041136"/><text:span text:style-name="T2">http://micropython.org/download#esp8266</text:span><text:change-end text:change-id="ct64041136"/></text:p>
      <text:p text:style-name="P17"/>
      <text:p text:style-name="P17">Baixei a versão para o nodemcu que possui 4M e a versão de 512K para o esp01.</text:p>
      <text:p text:style-name="P17"/>
      <text:p text:style-name="P19">A versão de 512K possui menos recursos que a outra.</text:p>
      <text:p text:style-name="P19"/>
      <text:p text:style-name="P134">user ~ $ ls Downloads/esp82*</text:p>
      <text:p text:style-name="P134">Downloads/esp8266-20170526-v1.9.bin</text:p>
      <text:p text:style-name="P134">Downloads/esp8266-512k-20170530-v1.9-4-gd5b8825d.bin</text:p>
      <text:p text:style-name="Text_20_body"><text:span text:style-name="T12">user ~ $ </text:span></text:p>
      <text:p text:style-name="P19"/>
      <text:p text:style-name="P19"/>
      <text:p text:style-name="P20">Também é preciso instalar a ferramenta de gravação do firware:</text:p>
      <text:p text:style-name="P20"/>
      <text:p text:style-name="P133">user ~ $ pip install esptool</text:p>
      <text:p text:style-name="P20"/>
      <text:p text:style-name="P20">Ou realizar o upgrade. Pois em versões anteriores ele não consegue detectar automaticamente o tamanho da flash.</text:p>
      <text:p text:style-name="P21"/>
      <text:p text:style-name="P132">user ~ $ pip install –upgrade esptool</text:p>
      <text:p text:style-name="P21"/>
      <text:p text:style-name="P22"/>
      <text:p text:style-name="P22">Limpando a flash</text:p>
      <text:p text:style-name="P22"/>
      <text:p text:style-name="P1">user ~ $ esptool.py --port /dev/ttyUSB0 erase_flash</text:p>
      <text:p text:style-name="Text_20_body"><text:span text:style-name="T12">esptool.py v1.3</text:span></text:p>
      <text:p text:style-name="P1">Connecting....</text:p>
      <text:p text:style-name="P1">Running Cesanta flasher stub...</text:p>
      <text:p text:style-name="P1">Erasing flash (this may take a while)...</text:p>
      <text:p text:style-name="P1">Erase took 4.1 seconds</text:p>
      <text:p text:style-name="P1">user ~ $ </text:p>
      <text:p text:style-name="P22"/>
      <text:p text:style-name="P22"/>
      <text:p text:style-name="P22">Gravando o firware correspondente</text:p>
      <text:p text:style-name="P22"/>
      <text:p text:style-name="P22"/>
      <text:p text:style-name="P1">user ~ $ sudo esptool.py --port /dev/ttyUSB0 --baud 460800 write_flash --flash_size=detect 0 Downloads/esp8266-512k-20170530-v1.9-4-gd5b8825d.bin </text:p>
      <text:p text:style-name="P1">esptool.py v1.3</text:p>
      <text:p text:style-name="P1">Connecting....</text:p>
      <text:p text:style-name="P1">Auto-detected Flash size: 8m</text:p>
      <text:p text:style-name="P1">Running Cesanta flasher stub...</text:p>
      <text:p text:style-name="P1">Flash params set to 0x0020</text:p>
      <text:p text:style-name="P1"><text:soft-page-break/>Wrote 503808 bytes at 0x0 in 12.1 seconds (333.8 kbit/s)...</text:p>
      <text:p text:style-name="P1">Leaving...</text:p>
      <text:p text:style-name="P1">user ~ $ </text:p>
      <text:p text:style-name="P1"/>
      <text:p text:style-name="P1"/>
      <text:p text:style-name="P43">30/05/2017 FIZ UM TESTE COM RESULTADOS ESTRANHOS!!!</text:p>
      <text:p text:style-name="P43"/>
      <text:p text:style-name="P43">Este firware é para 512K. Contudo sei que meu esp8266-01 é uma versão atualizada para 1M. Então tentei gravar o mesmo firmware do nodemcu lua</text:p>
      <text:p text:style-name="P43"/>
      <text:p text:style-name="P136">user ~ $ sudo esptool.py --port /dev/ttyUSB0 --baud 460800 write_flash --flash_size=detect 0 Downloads/esp8266-20170526-v1.9.bin </text:p>
      <text:p text:style-name="P136">esptool.py v1.3</text:p>
      <text:p text:style-name="P136">Connecting....</text:p>
      <text:p text:style-name="P153">Auto-detected Flash size: 8m</text:p>
      <text:p text:style-name="P136">Running Cesanta flasher stub...</text:p>
      <text:p text:style-name="P136">Flash params set to 0x0020</text:p>
      <text:p text:style-name="P136">Wrote 602112 bytes at 0x0 in 14.4 seconds (333.6 kbit/s)...</text:p>
      <text:p text:style-name="P136">Leaving...</text:p>
      <text:p text:style-name="P43"><text:span text:style-name="T9">user ~ $ </text:span></text:p>
      <text:p text:style-name="P43"/>
      <text:p text:style-name="P43"/>
      <text:p text:style-name="P43">Ele detectou como 8MB. Não está certo. É para ele ter 1MB</text:p>
      <text:p text:style-name="P43"/>
      <text:p text:style-name="P45">Humm no comando</text:p>
      <text:p text:style-name="P45"/>
      <text:p text:style-name="P135">&gt;&gt;&gt; esp.flash_size()</text:p>
      <text:p text:style-name="P135">1048576</text:p>
      <text:p text:style-name="P135">&gt;&gt;&gt; </text:p>
      <text:p text:style-name="P45"/>
      <text:p text:style-name="P97">Ele mostrou a qtd certa.</text:p>
      <text:p text:style-name="P11"/>
      <text:p text:style-name="P97"><text:span text:style-name="T20">DEU CERTO</text:span><text:span text:style-name="T11"> </text:span></text:p>
      <text:p text:style-name="P1"/>
      <text:p text:style-name="P1"/>
      <text:p text:style-name="P22"/>
      <text:p text:style-name="P22">Usando o software picocom é possível entrar no prompt do micropython</text:p>
      <text:p text:style-name="P22"/>
      <text:p text:style-name="P1">user ~ $ picocom /dev/ttyUSB0 <text:s/>-b115200</text:p>
      <text:p text:style-name="P1">picocom v1.7</text:p>
      <text:p text:style-name="P1"/>
      <text:p text:style-name="P1">port is <text:s text:c="7"/>: /dev/ttyUSB0</text:p>
      <text:p text:style-name="P1">flowcontrol <text:s text:c="3"/>: none</text:p>
      <text:p text:style-name="P1">baudrate is <text:s text:c="3"/>: 115200</text:p>
      <text:p text:style-name="P1">parity is <text:s text:c="5"/>: none</text:p>
      <text:p text:style-name="P1">databits are <text:s text:c="2"/>: 8</text:p>
      <text:p text:style-name="P1">escape is <text:s text:c="5"/>: C-a</text:p>
      <text:p text:style-name="P1">local echo is <text:s/>: no</text:p>
      <text:p text:style-name="P1">noinit is <text:s text:c="5"/>: no</text:p>
      <text:p text:style-name="P1">noreset is <text:s text:c="4"/>: no</text:p>
      <text:p text:style-name="P1">nolock is <text:s text:c="5"/>: no</text:p>
      <text:p text:style-name="P1">send_cmd is <text:s text:c="3"/>: sz -vv</text:p>
      <text:p text:style-name="P1">receive_cmd is : rz -vv</text:p>
      <text:p text:style-name="P1">imap is <text:s text:c="7"/>: </text:p>
      <text:p text:style-name="P1">omap is <text:s text:c="7"/>: </text:p>
      <text:p text:style-name="P1">emap is <text:s text:c="7"/>: crcrlf,delbs,</text:p>
      <text:p text:style-name="P1"/>
      <text:p text:style-name="P1">Terminal ready</text:p>
      <text:p text:style-name="P1"/>
      <text:p text:style-name="P1">&gt;&gt;&gt;</text:p>
      <text:p text:style-name="P1"/>
      <text:p text:style-name="P27">PRONTO!! Micropython rodando no esp8266.</text:p>
      <text:p text:style-name="P28">Ele já reinicia no modo AP para wifi. É possível conectar no ESP.</text:p>
      <text:p text:style-name="P32">Caso a rede que apareça for Micropython-** a senha será <text:span text:style-name="T4">micropythoN</text:span></text:p>
      <text:p text:style-name="P32"/>
      <text:p text:style-name="P28"/>
      <text:p text:style-name="P28">Esta é a mensagem que aparece no terminal <text:s/>ao conectar e ao desconectar;</text:p>
      <text:p text:style-name="P28"/>
      <text:p text:style-name="P130">&gt;&gt;&gt; add 1</text:p>
      <text:p text:style-name="P130">aid 1</text:p>
      <text:p text:style-name="P130">station: cc:fa:00:9f:5e:98 join, AID = 1</text:p>
      <text:p text:style-name="P130">station: cc:fa:00:9f:5e:98 leave, AID = 1</text:p>
      <text:p text:style-name="P130">rm 1</text:p>
      <text:p text:style-name="P28"/>
      <text:p text:style-name="P28"/>
      <text:p text:style-name="P28"><text:soft-page-break/></text:p>
      <text:p text:style-name="P30">Alguns testes com o módulo esp.</text:p>
      <text:p text:style-name="P30"/>
      <text:p text:style-name="P145">import esp</text:p>
      <text:p text:style-name="P30"/>
      <text:p text:style-name="P102">01</text:p>
      <text:p text:style-name="P145">&gt;&gt;&gt; esp.check_fw()</text:p>
      <text:p text:style-name="P129">size: 502484</text:p>
      <text:p text:style-name="P129">md5: 9614a884c40e6b92bec8cf1b6f90e575</text:p>
      <text:p text:style-name="P129">True</text:p>
      <text:p text:style-name="P129">&gt;&gt;&gt; </text:p>
      <text:p text:style-name="P28"/>
      <text:p text:style-name="P102">12F</text:p>
      <text:p text:style-name="P145">&gt;&gt;&gt; esp.check_fw()</text:p>
      <text:p text:style-name="P129">size: 598068</text:p>
      <text:p text:style-name="P129">md5: cf3a503028855e9dc093a2ec3ab53634</text:p>
      <text:p text:style-name="P129">True</text:p>
      <text:p text:style-name="P129">&gt;&gt;&gt; </text:p>
      <text:p text:style-name="P28"/>
      <text:p text:style-name="P144">&gt;&gt;&gt; esp.flash_size()</text:p>
      <text:p text:style-name="P2">1048576</text:p>
      <text:p text:style-name="P2">&gt;&gt;&gt; </text:p>
      <text:p text:style-name="P2"/>
      <text:p text:style-name="P144">&gt;&gt;&gt; esp.flash_size()</text:p>
      <text:p text:style-name="P2">4194304</text:p>
      <text:p text:style-name="P2">&gt;&gt;&gt; </text:p>
      <text:p text:style-name="P2"/>
      <text:p text:style-name="P2"/>
      <text:p text:style-name="P143">&gt;&gt;&gt; esp.info()</text:p>
      <text:p text:style-name="P127">_text_start=40100000</text:p>
      <text:p text:style-name="P127">_text_end=40107c9c</text:p>
      <text:p text:style-name="P127">_irom0_text_start=40209000</text:p>
      <text:p text:style-name="P127">_irom0_text_end=4027aad4</text:p>
      <text:p text:style-name="P127">_data_start=3ffe8000</text:p>
      <text:p text:style-name="P127">_data_end=3ffe8438</text:p>
      <text:p text:style-name="P127">_rodata_start=3ffe8440</text:p>
      <text:p text:style-name="P127">_rodata_end=3ffe8ff8</text:p>
      <text:p text:style-name="P127">_bss_start=3ffe8ff8</text:p>
      <text:p text:style-name="P127">_bss_end=3fff8940</text:p>
      <text:p text:style-name="P127">_heap_start=3fff8940</text:p>
      <text:p text:style-name="P127">_heap_end=3fffc000</text:p>
      <text:p text:style-name="P127">qstr:</text:p>
      <text:p text:style-name="P127"><text:s text:c="2"/>n_pool=0</text:p>
      <text:p text:style-name="P127"><text:s text:c="2"/>n_qstr=0</text:p>
      <text:p text:style-name="P127"><text:s text:c="2"/>n_str_data_bytes=0</text:p>
      <text:p text:style-name="P127"><text:s text:c="2"/>n_total_bytes=0</text:p>
      <text:p text:style-name="P127">GC:</text:p>
      <text:p text:style-name="P127"><text:s text:c="2"/>36288 total</text:p>
      <text:p text:style-name="P127"><text:s text:c="2"/>960 : 35328</text:p>
      <text:p text:style-name="P127"><text:s text:c="2"/>1=27 2=7 m=5</text:p>
      <text:p text:style-name="P127"><text:span text:style-name="T4">&gt;&gt;&gt;</text:span> </text:p>
      <text:p text:style-name="P143">&gt;&gt;&gt; esp.info()</text:p>
      <text:p text:style-name="P127">_text_start=40100000</text:p>
      <text:p text:style-name="P127">_text_end=40107d70</text:p>
      <text:p text:style-name="P127">_irom0_text_start=40209000</text:p>
      <text:p text:style-name="P127">_irom0_text_end=40292034</text:p>
      <text:p text:style-name="P127">_data_start=3ffe8000</text:p>
      <text:p text:style-name="P127">_data_end=3ffe8450</text:p>
      <text:p text:style-name="P127">_rodata_start=3ffe8450</text:p>
      <text:p text:style-name="P127">_rodata_end=3ffe9008</text:p>
      <text:p text:style-name="P127">_bss_start=3ffe9008</text:p>
      <text:p text:style-name="P127">_bss_end=3fff8b68</text:p>
      <text:p text:style-name="P127">_heap_start=3fff8b68</text:p>
      <text:p text:style-name="P127">_heap_end=3fffc000</text:p>
      <text:p text:style-name="P127">qstr:</text:p>
      <text:p text:style-name="P127"><text:s text:c="2"/>n_pool=0</text:p>
      <text:p text:style-name="P127"><text:s text:c="2"/>n_qstr=0</text:p>
      <text:p text:style-name="P127"><text:s text:c="2"/>n_str_data_bytes=0</text:p>
      <text:p text:style-name="P127"><text:s text:c="2"/>n_total_bytes=0</text:p>
      <text:p text:style-name="P127">GC:</text:p>
      <text:p text:style-name="P127"><text:s text:c="2"/>36288 total</text:p>
      <text:p text:style-name="P127"><text:s text:c="2"/>5504 : 30784</text:p>
      <text:p text:style-name="P127"><text:s text:c="2"/>1=40 2=11 m=264</text:p>
      <text:p text:style-name="P127"><text:span text:style-name="T4">&gt;&gt;&gt;</text:span> </text:p>
      <text:p text:style-name="P27"/>
      <text:p text:style-name="P27"><text:soft-page-break/></text:p>
      <text:p text:style-name="P142">&gt;&gt;&gt; esp.meminfo()</text:p>
      <text:p text:style-name="P3">data <text:s/>: 0x3ffe8000 ~ 0x3ffe8438, len: 1080</text:p>
      <text:p text:style-name="P3">rodata: 0x3ffe8440 ~ 0x3ffe8ff8, len: 3000</text:p>
      <text:p text:style-name="P3">bss <text:s text:c="2"/>: 0x3ffe8ff8 ~ 0x3fff8940, len: 63816</text:p>
      <text:p text:style-name="P3">heap <text:s/>: 0x3fff8940 ~ 0x3fffc000, len: 14016</text:p>
      <text:p text:style-name="P3">&gt;&gt;&gt; </text:p>
      <text:p text:style-name="P27"/>
      <text:p text:style-name="P142">&gt;&gt;&gt; esp.freemem()</text:p>
      <text:p text:style-name="P3">12216</text:p>
      <text:p text:style-name="P3">&gt;&gt;&gt; </text:p>
      <text:p text:style-name="P3"/>
      <text:p text:style-name="P142">&gt;&gt;&gt; esp.freemem()</text:p>
      <text:p text:style-name="P3">10752</text:p>
      <text:p text:style-name="P3">&gt;&gt;&gt; </text:p>
      <text:p text:style-name="P29"/>
      <text:p text:style-name="P29"/>
      <text:p text:style-name="P31">O shell do micropython também é chamado de REPL. É possível acessar pela serial do dispositivo. <text:span text:style-name="T5">O baudrate é de 115200.</text:span></text:p>
      <text:p text:style-name="P31"/>
      <text:p text:style-name="P31"/>
      <text:p text:style-name="P101">UART0:</text:p>
      <text:p text:style-name="P101"><text:s text:c="3"/>U0RXD – GPIO3</text:p>
      <text:p text:style-name="P101"><text:s text:c="3"/>U0TXD – GPIO1</text:p>
      <text:p text:style-name="P31"/>
      <text:p text:style-name="P125">$user picocom /dev/ttyUSB0 -b115200</text:p>
      <text:p text:style-name="P29"/>
      <text:p text:style-name="P29"/>
      <text:p text:style-name="P33">Também é possível se conectar via Browser, usando WebREPL, por padrão está desabilitado.</text:p>
      <text:p text:style-name="P33">Para habilitar será necessário se conectar na serial e executar os comandos:</text:p>
      <text:p text:style-name="P33"/>
      <text:p text:style-name="P141">&gt;&gt;&gt; import webrepl_setup</text:p>
      <text:p text:style-name="P4">WebREPL daemon auto-start status: disabled</text:p>
      <text:p text:style-name="P4"/>
      <text:p text:style-name="P4">Would you like to (E)nable or (D)isable it running on boot?</text:p>
      <text:p text:style-name="Text_20_body"><text:span text:style-name="T13">(Empty line to quit)</text:span></text:p>
      <text:p text:style-name="P4">&gt; E</text:p>
      <text:p text:style-name="P4">To enable WebREPL, you must set password for it</text:p>
      <text:p text:style-name="P4"/>
      <text:p text:style-name="P4">New password: 1234</text:p>
      <text:p text:style-name="P4">Confirm password: 1234</text:p>
      <text:p text:style-name="P4">Changes will be activated after reboot</text:p>
      <text:p text:style-name="P4">Would you like to reboot now? (y/n) y</text:p>
      <text:p text:style-name="P33">&gt;&gt;&gt; </text:p>
      <text:p text:style-name="P29"/>
      <text:p text:style-name="P140">WebREPL daemon started on ws://192.168.4.1:8266</text:p>
      <text:p text:style-name="P5">Started webrepl in normal mode</text:p>
      <text:p text:style-name="P5">OSError: [Errno 2] ENOENT</text:p>
      <text:p text:style-name="P5"/>
      <text:p text:style-name="P5">MicroPython v1.9-8-gfcaadf92 on 2017-05-26; ESP module with ESP8266</text:p>
      <text:p text:style-name="Text_20_body"><text:span text:style-name="T13">Type "help()" for more information.</text:span></text:p>
      <text:p text:style-name="P5">&gt;&gt;&gt; </text:p>
      <text:p text:style-name="P29"/>
      <text:p text:style-name="P34">Dá para acessar o link on line ou baixar o WebRPL no PC e utilizar executando o webrepl.html</text:p>
      <text:p text:style-name="P34"/>
      <text:p text:style-name="P34"/>
      <text:p text:style-name="P42">Tentei configurar o webrepl no esp8266-01 e consegui.</text:p>
      <text:p text:style-name="P42">Contudo, não deu certo nem enviar e nem receber arquivos.</text:p>
      <text:p text:style-name="P42">A configuração também não ficou salva</text:p>
      <text:p text:style-name="P42"/>
      <text:p text:style-name="P10">Traceback (most recent call last):</text:p>
      <text:p text:style-name="P10"><text:s text:c="2"/>File "_boot.py", line 11, in &lt;module&gt;</text:p>
      <text:p text:style-name="P10"><text:s text:c="2"/>File "_boot.py", line 8, in &lt;module&gt;</text:p>
      <text:p text:style-name="P10">AttributeError: 'module' object has no attribute 'mount'</text:p>
      <text:p text:style-name="Text_20_body"><text:span text:style-name="T14">OSError: [Errno 2] ENOENT</text:span></text:p>
      <text:p text:style-name="P10">OSError: [Errno 2] ENOENT</text:p>
      <text:p text:style-name="P10"/>
      <text:p text:style-name="P10">MicroPython v1.9-4-gd5b8825d on 2017-05-30; ESP module with ESP8266</text:p>
      <text:p text:style-name="Text_20_body"><text:span text:style-name="T14">Type "help()" for more information.</text:span></text:p>
      <text:p text:style-name="P42"/>
      <text:p text:style-name="P42">Esse é o erro ao tentar enviar um arquivo. Ele chega a reiniciar.</text:p>
      <text:p text:style-name="P42"><text:soft-page-break/></text:p>
      <text:p text:style-name="P42">Para configurar no esp8266-01 fiz o seguinte</text:p>
      <text:p text:style-name="P42"/>
      <text:p text:style-name="P10">&gt;&gt;&gt; webrepl._webrepl.password('1234')</text:p>
      <text:p text:style-name="P10">&gt;&gt;&gt; webrepl.setup_conn(8266,webrepl.accept_conn)</text:p>
      <text:p text:style-name="P10">WebREPL daemon started on ws://192.168.4.1:8266</text:p>
      <text:p text:style-name="P10">&lt;socket state=0 timeout=-1 incoming=0 off=0&gt;</text:p>
      <text:p text:style-name="P10">&gt;&gt;&gt; </text:p>
      <text:p text:style-name="P10">WebREPL connection from: ('192.168.4.2', 36350)</text:p>
      <text:p text:style-name="P42"/>
      <text:p text:style-name="P42"/>
      <text:p text:style-name="P34"/>
      <text:p text:style-name="P34"/>
      <text:p text:style-name="P34"/>
      <text:p text:style-name="P34"/>
      <text:p text:style-name="P34"/>
      <text:p text:style-name="P35">Primeio teste que fiz foi ascender o LED onboard do nodemcu, que fica na GPIO2.</text:p>
      <text:p text:style-name="P35"/>
      <text:p text:style-name="P35">O led é invertido, high – desliga, low – liga.</text:p>
      <text:p text:style-name="P35"/>
      <text:p text:style-name="P139">import machine</text:p>
      <text:p text:style-name="P6"/>
      <text:p text:style-name="P6">&gt;&gt;&gt; pin = machine.Pin(2, machine.Pin.OUT)</text:p>
      <text:p text:style-name="P6">&gt;&gt;&gt; pin.low()</text:p>
      <text:p text:style-name="P152">Traceback (most recent call last):</text:p>
      <text:p text:style-name="P152"><text:s text:c="2"/>File "&lt;stdin&gt;", line 1, in &lt;module&gt;</text:p>
      <text:p text:style-name="P152">AttributeError: 'Pin' object has no attribute 'low'</text:p>
      <text:p text:style-name="P6"/>
      <text:p text:style-name="P6">&gt;&gt;&gt; pin.on()</text:p>
      <text:p text:style-name="P6">&gt;&gt;&gt; pin.off()</text:p>
      <text:p text:style-name="P6">&gt;&gt;&gt; </text:p>
      <text:p text:style-name="P34"/>
      <text:p text:style-name="P35">No tutorial ele diz para utilizar <text:span text:style-name="T9">pin.low()</text:span> e <text:span text:style-name="T9">pin.high()</text:span>, contudo estas funções não existem. Ao invés utilizei <text:span text:style-name="T9">pin.off() </text:span>e <text:span text:style-name="T9">pin.on()</text:span></text:p>
      <text:p text:style-name="P34"/>
      <text:p text:style-name="P36">Descrição:</text:p>
      <text:p text:style-name="P36"/>
      <text:p text:style-name="P36">pin recebe um objeto do tipo Pin. <text:s/><text:span text:style-name="T10">m</text:span><text:span text:style-name="T9">achine</text:span> que é o módulo <text:span text:style-name="T9">.Pin(2, machine.Pin.OUT)</text:span>, 2 é a GPIO e OUT quer dizer que a porta será de saída.</text:p>
      <text:p text:style-name="P36"/>
      <text:p text:style-name="P36"/>
      <text:p text:style-name="P34"/>
      <text:p text:style-name="P37">Criando um toggle para o Pin.</text:p>
      <text:p text:style-name="P37"/>
      <text:p text:style-name="P7">&gt;&gt;&gt; def toggle(p):</text:p>
      <text:p text:style-name="P7">... <text:s text:c="4"/>p.value(not p.value())</text:p>
      <text:p text:style-name="P7"/>
      <text:p text:style-name="P7"/>
      <text:p text:style-name="P7">toggle(pin)</text:p>
      <text:p text:style-name="P37"/>
      <text:p text:style-name="P37"/>
      <text:p text:style-name="P65">Está aqui um Blink!!!!</text:p>
      <text:p text:style-name="P65"/>
      <text:p text:style-name="P65"/>
      <text:p text:style-name="P149">&gt;&gt;&gt; import time</text:p>
      <text:p text:style-name="P149">&gt;&gt;&gt; while True:</text:p>
      <text:p text:style-name="P149">... <text:s text:c="4"/>toggle(pin)</text:p>
      <text:p text:style-name="P150">... <text:s text:c="4"/>time.sleep_ms(500)</text:p>
      <text:p text:style-name="P34"/>
      <text:p text:style-name="P29"/>
      <text:p text:style-name="P29"/>
      <text:p text:style-name="P29"/>
      <text:p text:style-name="P38">Crtl+E entra no modo “paste”. Onde é possível escrever várias linhas de código e depois apertar Crtl+D para executar ou Crtl+C para cancelar.</text:p>
      <text:p text:style-name="P38"/>
      <text:p text:style-name="P59"/>
      <text:p text:style-name="P29"/>
      <text:p text:style-name="P29"/>
      <text:p text:style-name="P61">30/05/2017</text:p>
      <text:p text:style-name="P61"/>
      <text:p text:style-name="P61">FILESYSTEM</text:p>
      <text:p text:style-name="P61"/>
      <text:p text:style-name="P61">É identico ao python mesmo.</text:p>
      <text:p text:style-name="P61">Para abrir um arquivo:</text:p>
      <text:p text:style-name="P61"><text:soft-page-break/></text:p>
      <text:p text:style-name="P148">f = open(“nome_do_arquivo”, “modo”);</text:p>
      <text:p text:style-name="P61"/>
      <text:p text:style-name="P61">modo = “w”, “wb”, “r”, “rb”</text:p>
      <text:p text:style-name="P61"/>
      <text:p text:style-name="P61">Se o modo não for passado, por padrão abre como leitura e como arquivo txt.</text:p>
      <text:p text:style-name="P61"/>
      <text:p text:style-name="P147">f.write()</text:p>
      <text:p text:style-name="P147">f.read()</text:p>
      <text:p text:style-name="P147">f.close()</text:p>
      <text:p text:style-name="P62"/>
      <text:p text:style-name="P62"/>
      <text:p text:style-name="P62"/>
      <text:p text:style-name="P63">Tentei e deu este erro:</text:p>
      <text:p text:style-name="P63"/>
      <text:p text:style-name="P146">&gt;&gt;&gt; f = open("data.txt")</text:p>
      <text:p text:style-name="P146">Traceback (most recent call last):</text:p>
      <text:p text:style-name="P146"><text:s text:c="2"/>File "&lt;stdin&gt;", line 1, in &lt;module&gt;</text:p>
      <text:p text:style-name="P146">OSError: [Errno 2] ENOENT</text:p>
      <text:p text:style-name="P146">&gt;&gt;&gt; </text:p>
      <text:p text:style-name="P63"/>
      <text:p text:style-name="P63">Aconteceu porque por padrão ele abre em modo de leitura, e o arquivo não existe.</text:p>
      <text:p text:style-name="P63"/>
      <text:p text:style-name="P29"/>
      <text:p text:style-name="P39">Para trabalhar com o sistema de arquivos temos o módulo os</text:p>
      <text:p text:style-name="P39"/>
      <text:p text:style-name="P8">import os</text:p>
      <text:p text:style-name="P8"/>
      <text:p text:style-name="P119"><text:span text:style-name="T18">&gt;&gt;&gt; </text:span>os.rename(‘data.txt’,’outro.txt’)</text:p>
      <text:p text:style-name="P8"><text:span text:style-name="T18">&gt;&gt;&gt; </text:span>os.remove(‘<text:span text:style-name="T17">outro.txt’</text:span>)</text:p>
      <text:p text:style-name="P8"/>
      <text:p text:style-name="P117">&gt;&gt;&gt; os.getcwd()</text:p>
      <text:p text:style-name="P117">'/'</text:p>
      <text:p text:style-name="P117">&gt;&gt;&gt; os.listdir()</text:p>
      <text:p text:style-name="P117">['boot.py', 'webrepl_cfg.py', 'outro.txt']</text:p>
      <text:p text:style-name="P117">&gt;&gt;&gt; os.mkdir('scripts')</text:p>
      <text:p text:style-name="P117">&gt;&gt;&gt; os.chdir('scripts')</text:p>
      <text:p text:style-name="P117">&gt;&gt;&gt; os.getcwd()</text:p>
      <text:p text:style-name="P117">'/scripts'</text:p>
      <text:p text:style-name="P117">&gt;&gt;&gt; </text:p>
      <text:p text:style-name="P9">&gt;&gt;&gt; os.rmdir('scripts')</text:p>
      <text:p text:style-name="P9"/>
      <text:p text:style-name="P115">&gt;&gt;&gt; os.uname()</text:p>
      <text:p text:style-name="P115">(sysname='esp8266', nodename='esp8266', release='2.0.0(5a875ba)', version='v1.9-8-gfcaadf92 on 2017-05-26', machine='ESP module with ESP8266')</text:p>
      <text:p text:style-name="P115">&gt;&gt;&gt; </text:p>
      <text:p text:style-name="P40"/>
      <text:p text:style-name="P40"/>
      <text:p text:style-name="P39"/>
      <text:p text:style-name="P41">No esp8266-<text:span text:style-name="T19">01</text:span> não existem as funções de arquivo. Somente o open e mesmo assim não consegui fazer nada com ele.</text:p>
      <text:p text:style-name="P41"/>
      <text:p text:style-name="P43">No esp8266-01 512K não existe filesystem.</text:p>
      <text:p text:style-name="P43"/>
      <text:p text:style-name="P44">Contudo, minha versão é atualizada de 1MB. Coloquei a mesma versão do nodeMcu e funcionou. Agora tem as mesmas funções!!!!!</text:p>
      <text:p text:style-name="P44"/>
      <text:p text:style-name="P44"/>
      <text:p text:style-name="P60"/>
      <text:p text:style-name="P29"/>
      <text:p text:style-name="P29"/>
      <text:p text:style-name="P29"/>
      <text:p text:style-name="P29"/>
      <text:p text:style-name="P29"/>
      <text:p text:style-name="P29"/>
      <text:p text:style-name="P29">GLOSSARY</text:p>
      <text:p text:style-name="P29"/>
      <text:p text:style-name="P27">*** <text:span text:style-name="T3">REPL: Read – Eval – Print – Loop</text:span></text:p>
      <text:p text:style-name="P27"/>
      <text:p text:style-name="P27"/>
      <text:p text:style-name="P27"/>
      <text:p text:style-name="P100">NETWORK</text:p>
      <text:p text:style-name="P46"/>
      <text:p text:style-name="P46">Existem duas interfaces de rede.</text:p>
      <text:p text:style-name="P46"/>
      <text:p text:style-name="P46">1 – Para acessar um router <text:s/>STA</text:p>
      <text:p text:style-name="P46"><text:soft-page-break/>2 – Para se tornar um Access point – AP</text:p>
      <text:p text:style-name="P46"/>
      <text:p text:style-name="P47">Para manipular as interfaces, é preciso pegar suas instâncias</text:p>
      <text:p text:style-name="P47"/>
      <text:p text:style-name="P47"/>
      <text:p text:style-name="P12">&gt;&gt;&gt; import network</text:p>
      <text:p text:style-name="P12"/>
      <text:p text:style-name="P12">&gt;&gt;&gt; sta_if = network.WLAN(network.STA_IF)</text:p>
      <text:p text:style-name="P12">&gt;&gt;&gt; sta_if</text:p>
      <text:p text:style-name="P12">&lt;WLAN&gt;</text:p>
      <text:p text:style-name="P12"/>
      <text:p text:style-name="P12">&gt;&gt;&gt; ap_if = network.WLAN(network.AP_IF)</text:p>
      <text:p text:style-name="P12">&gt;&gt;&gt; ap_if</text:p>
      <text:p text:style-name="P12">&lt;WLAN&gt;</text:p>
      <text:p text:style-name="P12">&gt;&gt;&gt; </text:p>
      <text:p text:style-name="P12"/>
      <text:p text:style-name="P12">&gt;&gt;&gt; sta_if.isconnected()</text:p>
      <text:p text:style-name="P12">False</text:p>
      <text:p text:style-name="P12">&gt;&gt;&gt; ap_if.isconnected()</text:p>
      <text:p text:style-name="P12">True</text:p>
      <text:p text:style-name="P12">&gt;&gt;&gt; </text:p>
      <text:p text:style-name="P12"/>
      <text:p text:style-name="P113">&gt;&gt;&gt; ap_if.status()</text:p>
      <text:p text:style-name="P113">-1</text:p>
      <text:p text:style-name="P113">&gt;&gt;&gt; sta_if.status()</text:p>
      <text:p text:style-name="P113">255</text:p>
      <text:p text:style-name="P113">&gt;&gt;&gt; </text:p>
      <text:p text:style-name="P48"/>
      <text:p text:style-name="P112">&gt;&gt;&gt; sta_if.ifconfig()</text:p>
      <text:p text:style-name="P112">('0.0.0.0', '0.0.0.0', '0.0.0.0', '208.67.222.222')</text:p>
      <text:p text:style-name="P112">&gt;&gt;&gt; </text:p>
      <text:p text:style-name="P112">&gt;&gt;&gt; ap_if.ifconfig()</text:p>
      <text:p text:style-name="P112">('192.168.4.1', '255.255.255.0', '192.168.4.1', '208.67.222.222')</text:p>
      <text:p text:style-name="P112">&gt;&gt;&gt; </text:p>
      <text:p text:style-name="P49"/>
      <text:p text:style-name="P99">Passos para conectar a uma REDE Wifi</text:p>
      <text:p text:style-name="P50"/>
      <text:p text:style-name="P50"/>
      <text:p text:style-name="P138">&gt;&gt;&gt; import network</text:p>
      <text:p text:style-name="P13"/>
      <text:p text:style-name="P137">&gt;&gt;&gt; sta_if = network.WLAN(network.STA_IF)</text:p>
      <text:p text:style-name="P14">&gt;&gt;&gt; sta_if</text:p>
      <text:p text:style-name="P14">&lt;WLAN&gt;</text:p>
      <text:p text:style-name="P137">&gt;&gt;&gt; sta_if.active(True)</text:p>
      <text:p text:style-name="P14">#5 ets_task(4020ed88, 28, 3fff9820, 10)</text:p>
      <text:p text:style-name="P14">&gt;&gt;&gt; sta_if.active()</text:p>
      <text:p text:style-name="P14">True</text:p>
      <text:p text:style-name="P137">&gt;&gt;&gt; sta_if.connect('CASA_NETWORK','8fc51f86x2')</text:p>
      <text:p text:style-name="P14">&gt;&gt;&gt; sta_if.isconnected()</text:p>
      <text:p text:style-name="P14">True</text:p>
      <text:p text:style-name="P14">&gt;&gt;&gt; sta_if.ifconfig()</text:p>
      <text:p text:style-name="P14">('192.168.6.117', '255.255.255.0', '192.168.6.1', '192.168.6.1')</text:p>
      <text:p text:style-name="P14">&gt;&gt;&gt; </text:p>
      <text:p text:style-name="P14"/>
      <text:p text:style-name="P51">Opcionalmente pode-se desativar a interface AP</text:p>
      <text:p text:style-name="P51"/>
      <text:p text:style-name="P110">&gt;&gt;&gt; ap_if.active(False)</text:p>
      <text:p text:style-name="P110">&gt;&gt;&gt; ap_if.active()</text:p>
      <text:p text:style-name="P110">False</text:p>
      <text:p text:style-name="P51"/>
      <text:p text:style-name="P51"/>
      <text:p text:style-name="P52">criei um script chamado connect.py</text:p>
      <text:p text:style-name="P52"/>
      <text:p text:style-name="P68"><text:span text:style-name="T22">def </text:span>do_connect():</text:p>
      <text:p text:style-name="P67"><text:s text:c="4"/><text:span text:style-name="T22">import </text:span>network</text:p>
      <text:p text:style-name="P67"><text:s text:c="4"/>sta_if = network.WLAN(network.STA_IF)</text:p>
      <text:p text:style-name="P67"><text:s text:c="4"/><text:span text:style-name="T22">if not </text:span>sta_if.isconnected():</text:p>
      <text:p text:style-name="P67"><text:s text:c="8"/><text:span text:style-name="T22">print </text:span>(<text:span text:style-name="T23">'connecting to network...'</text:span>)</text:p>
      <text:p text:style-name="P67"><text:s text:c="8"/>sta_if.active(<text:span text:style-name="T21">True</text:span>)</text:p>
      <text:p text:style-name="P67"><text:s text:c="8"/>sta_if.connect(<text:span text:style-name="T23">'CASA_NETWORK'</text:span>,<text:span text:style-name="T23">'8fc51f86x2'</text:span>)</text:p>
      <text:p text:style-name="P67"><text:s text:c="8"/><text:span text:style-name="T22">while not </text:span>sta_if.isconnected():</text:p>
      <text:p text:style-name="P67"><text:s text:c="12"/><text:span text:style-name="T22">pass</text:span></text:p>
      <text:p text:style-name="P69"><text:span text:style-name="T21"><text:s text:c="4"/></text:span><text:span text:style-name="T22">print </text:span>(<text:span text:style-name="T23">'network config'</text:span>, sta_if.ifconfig())</text:p>
      <text:p text:style-name="P52"/>
      <text:p text:style-name="P52"><text:soft-page-break/>Através do webrepl enviei este arquivo ao esp8266</text:p>
      <text:p text:style-name="P52"/>
      <text:p text:style-name="P52">No terminal executei os seguintes comandos:</text:p>
      <text:p text:style-name="P52"/>
      <text:p text:style-name="P109">&gt;&gt;&gt; import connect</text:p>
      <text:p text:style-name="P109">&gt;&gt;&gt; connect.do_connect()</text:p>
      <text:p text:style-name="P109">network config ('192.168.43.31', '255.255.255.0', '192.168.43.1', '192.168.43.1')</text:p>
      <text:p text:style-name="P109">&gt;&gt;&gt; </text:p>
      <text:p text:style-name="P52"/>
      <text:p text:style-name="P52"/>
      <text:p text:style-name="P52"/>
      <text:p text:style-name="P53">30/05/2017 <text:s text:c="3"/>– SOCKETS</text:p>
      <text:p text:style-name="P53"/>
      <text:p text:style-name="P53"/>
      <text:p text:style-name="P54">Sockets são os pontos finais de conexão de uma rede. Os protocolos de aplicação de rede rodam sobre os sockets</text:p>
      <text:p text:style-name="P54"/>
      <text:h text:style-name="P66" text:outline-level="2">Star Wars Asciimation</text:h>
      <text:p text:style-name="P54"/>
      <text:p text:style-name="P15">&gt;&gt;&gt; import socket</text:p>
      <text:p text:style-name="P15">&gt;&gt;&gt; addr_info = socket.getaddrinfo("towel.blinkenlights.nl",23)</text:p>
      <text:p text:style-name="P15"/>
      <text:p text:style-name="P56"/>
      <text:p text:style-name="P56"/>
      <text:p text:style-name="P15">socket.getaddrinfo(host,port)</text:p>
      <text:p text:style-name="P55">E o retorno será uma lista com uma tupla</text:p>
      <text:p text:style-name="P55"><text:s/></text:p>
      <text:p text:style-name="P15">&gt;&gt;&gt; addr_info</text:p>
      <text:p text:style-name="P15">[(2, 1, 0, '', ('94.142.241.111', 23))]</text:p>
      <text:p text:style-name="P15">&gt;&gt;&gt; </text:p>
      <text:p text:style-name="P56"/>
      <text:p text:style-name="P56"/>
      <text:p text:style-name="P57">(family,socktype, proto,canonname,sockaddr)</text:p>
      <text:p text:style-name="P57"/>
      <text:p text:style-name="P57">address</text:p>
      <text:p text:style-name="P57"/>
      <text:p text:style-name="P16">&gt;&gt;&gt; addr_info[0][-1]</text:p>
      <text:p text:style-name="P16">('94.142.241.111', 23)</text:p>
      <text:p text:style-name="P16">&gt;&gt;&gt; </text:p>
      <text:p text:style-name="P16"/>
      <text:p text:style-name="P106">&gt;&gt;&gt; s = socket.socket()</text:p>
      <text:p text:style-name="P106">&gt;&gt;&gt; s.connect(addr)</text:p>
      <text:p text:style-name="P106">&gt;&gt;&gt; while True:</text:p>
      <text:p text:style-name="P106">... <text:s text:c="4"/>data = s.recv(500)</text:p>
      <text:p text:style-name="P106">... <text:s text:c="4"/><text:bookmark-start text:name="__DdeLink__1145_1368710872"/>print(str(data,'utf8'),end='')<text:bookmark-end text:name="__DdeLink__1145_1368710872"/></text:p>
      <text:p text:style-name="P106">... </text:p>
      <text:p text:style-name="P58"/>
      <text:p text:style-name="P58"/>
      <text:p text:style-name="P103">Passos para realizar uma conexão cliente</text:p>
      <text:p text:style-name="P71"/>
      <text:p text:style-name="P71"><text:span text:style-name="T28">import socket</text:span> <text:s/>** importar o modulo</text:p>
      <text:p text:style-name="P71"/>
      <text:p text:style-name="P71"><text:span text:style-name="T28">addr = socket.getaddrinfo(host,port)[0][-1]</text:span> <text:s text:c="2"/>** Utiliza o getaddrinfo para obter o endereço IP do servidor. [0][-1] é a ultima tupla que contém as informações para a conexão.</text:p>
      <text:p text:style-name="P71"/>
      <text:p text:style-name="P71"><text:span text:style-name="T28">s = socket.socket()</text:span><text:span text:style-name="T15"> </text:span><text:s text:c="9"/>** abre um socket</text:p>
      <text:p text:style-name="P71"/>
      <text:p text:style-name="P71"><text:span text:style-name="T28">s.connect(addr) <text:s text:c="5"/></text:span><text:s text:c="9"/>** realiza a conexão</text:p>
      <text:p text:style-name="P71"/>
      <text:p text:style-name="P71"><text:span text:style-name="T28">while True:</text:span><text:span text:style-name="T15"> <text:s text:c="3"/></text:span><text:s text:c="18"/>** enquanto houver dados</text:p>
      <text:p text:style-name="P71"><text:s text:c="4"/><text:span text:style-name="T28">data <text:s/>= s.recv(100)</text:span> <text:s text:c="5"/>** recebe os dados</text:p>
      <text:p text:style-name="P71"><text:s text:c="4"/><text:span text:style-name="T28">if data:</text:span> <text:s text:c="23"/>** se existe dados mostra, caso contrário sai do laço</text:p>
      <text:p text:style-name="P158"><text:s text:c="7"/><text:span text:style-name="T15">print( str(data) )</text:span></text:p>
      <text:p text:style-name="P158"><text:s text:c="4"/><text:span text:style-name="T16">else:</text:span></text:p>
      <text:p text:style-name="P154"><text:span text:style-name="T25"><text:s text:c="7"/>break</text:span></text:p>
      <text:p text:style-name="P71"><text:span text:style-name="T25"/></text:p>
      <text:p text:style-name="P71"><text:span text:style-name="T27">s.close()</text:span><text:span text:style-name="T25"> <text:s text:c="25"/>** fecha a conexão</text:span></text:p>
      <text:p text:style-name="P71"><text:s text:c="2"/></text:p>
      <text:p text:style-name="P71"/>
      <text:p text:style-name="P7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Verdana" svg:font-family="Verdana" style:font-family-generic="swis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Verdana1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Verdana" fo:font-family="Verdana" style:font-family-generic="swiss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Verdana" fo:font-family="Verdana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family-generic="swiss"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0T00:18:24.754957678</meta:creation-date>
    <meta:generator>LibreOffice/5.1.6.2$Linux_X86_64 LibreOffice_project/10m0$Build-2</meta:generator>
    <dc:date>2017-05-31T12:49:46.951887175</dc:date>
    <meta:editing-duration>PT4H51M29S</meta:editing-duration>
    <meta:editing-cycles>67</meta:editing-cycles>
    <meta:document-statistic meta:table-count="0" meta:image-count="0" meta:object-count="0" meta:page-count="8" meta:paragraph-count="375" meta:word-count="1511" meta:character-count="10959" meta:non-whitespace-character-count="9453"/>
  </office:meta>
</office:document-meta>
</file>